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2cf9" officeooo:paragraph-rsid="00062cf9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64a1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df830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df830e" style:font-size-asian="12.25pt" style:font-size-complex="14pt"/>
    </style:style>
    <style:style style:name="P7" style:family="paragraph" style:parent-style-name="Standard">
      <style:text-properties style:font-name="Times new romans"/>
    </style:style>
    <style:style style:name="P8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9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1" fo:font-size="14pt" officeooo:paragraph-rsid="00e11127" style:font-size-asian="12.25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4pt" officeooo:rsid="00502040" officeooo:paragraph-rsid="00e1112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officeooo:paragraph-rsid="00e11127" style:font-size-asian="14pt" style:font-size-complex="14pt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break-before="page"/>
      <style:text-properties style:font-name="Times New Roman"/>
    </style:style>
    <style:style style:name="P15" style:family="paragraph" style:parent-style-name="Text_20_body">
      <style:text-properties style:font-name="Times New Roman" officeooo:paragraph-rsid="00062cf9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2fdce7f" officeooo:paragraph-rsid="02fdce7f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2fdce7f" officeooo:paragraph-rsid="02fecfff" style:font-size-asian="12.25pt" style:font-size-complex="14pt"/>
    </style:style>
    <style:style style:name="P18" style:family="paragraph" style:parent-style-name="Text_20_body">
      <style:paragraph-properties fo:text-align="start" style:justify-single-word="false"/>
      <style:text-properties officeooo:paragraph-rsid="0009f63f"/>
    </style:style>
    <style:style style:name="P19" style:family="paragraph" style:parent-style-name="Text_20_body">
      <style:paragraph-properties fo:text-align="start" style:justify-single-word="false"/>
      <style:text-properties officeooo:paragraph-rsid="00103153"/>
    </style:style>
    <style:style style:name="P20" style:family="paragraph" style:parent-style-name="Text_20_body">
      <style:paragraph-properties fo:text-align="start" style:justify-single-word="false"/>
      <style:text-properties officeooo:paragraph-rsid="027b64cc"/>
    </style:style>
    <style:style style:name="P21" style:family="paragraph" style:parent-style-name="Text_20_body">
      <style:paragraph-properties fo:text-align="start" style:justify-single-word="false"/>
      <style:text-properties officeooo:paragraph-rsid="027c3543"/>
    </style:style>
    <style:style style:name="P22" style:family="paragraph" style:parent-style-name="Text_20_body">
      <style:paragraph-properties fo:text-align="start" style:justify-single-word="false"/>
      <style:text-properties officeooo:paragraph-rsid="027dfdc6"/>
    </style:style>
    <style:style style:name="P23" style:family="paragraph" style:parent-style-name="Text_20_body">
      <style:paragraph-properties fo:text-align="start" style:justify-single-word="false"/>
      <style:text-properties officeooo:paragraph-rsid="027e7a81"/>
    </style:style>
    <style:style style:name="P24" style:family="paragraph" style:parent-style-name="Text_20_body">
      <style:paragraph-properties fo:text-align="start" style:justify-single-word="false"/>
      <style:text-properties officeooo:paragraph-rsid="028987f2"/>
    </style:style>
    <style:style style:name="P25" style:family="paragraph" style:parent-style-name="Text_20_body">
      <style:paragraph-properties fo:text-align="start" style:justify-single-word="false"/>
      <style:text-properties officeooo:paragraph-rsid="029ac68a"/>
    </style:style>
    <style:style style:name="P26" style:family="paragraph" style:parent-style-name="Text_20_body">
      <style:paragraph-properties fo:text-align="start" style:justify-single-word="false"/>
      <style:text-properties officeooo:paragraph-rsid="02b4bb3a"/>
    </style:style>
    <style:style style:name="P27" style:family="paragraph" style:parent-style-name="Text_20_body">
      <style:paragraph-properties fo:text-align="start" style:justify-single-word="false"/>
      <style:text-properties officeooo:paragraph-rsid="02bbac31"/>
    </style:style>
    <style:style style:name="P28" style:family="paragraph" style:parent-style-name="Text_20_body">
      <style:paragraph-properties fo:text-align="start" style:justify-single-word="false"/>
      <style:text-properties officeooo:paragraph-rsid="02c690f7"/>
    </style:style>
    <style:style style:name="P29" style:family="paragraph" style:parent-style-name="Text_20_body">
      <style:paragraph-properties fo:text-align="start" style:justify-single-word="false"/>
      <style:text-properties officeooo:paragraph-rsid="02dd3365"/>
    </style:style>
    <style:style style:name="P30" style:family="paragraph" style:parent-style-name="Text_20_body">
      <style:paragraph-properties fo:text-align="start" style:justify-single-word="false"/>
      <style:text-properties officeooo:rsid="0278fdaf" officeooo:paragraph-rsid="0278fdaf"/>
    </style:style>
    <style:style style:name="P31" style:family="paragraph" style:parent-style-name="Text_20_body">
      <style:paragraph-properties fo:text-align="start" style:justify-single-word="false"/>
      <style:text-properties officeooo:rsid="0285ad56" officeooo:paragraph-rsid="0285ad56"/>
    </style:style>
    <style:style style:name="P32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ac68a" officeooo:paragraph-rsid="029ac68a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ac68a" officeooo:paragraph-rsid="0294dc18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b4fb0" officeooo:paragraph-rsid="029b4fb0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16094" officeooo:paragraph-rsid="02a16094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e03c0" officeooo:paragraph-rsid="02ae03c0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c441cc" officeooo:paragraph-rsid="02c441cc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dd3365" officeooo:paragraph-rsid="02dd3365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4dc18" officeooo:paragraph-rsid="0294dc18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2d591f1" officeooo:paragraph-rsid="02d591f1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2d75bf6" officeooo:paragraph-rsid="02d75bf6"/>
    </style:style>
    <style:style style:name="P42" style:family="paragraph" style:parent-style-name="Text_20_body">
      <style:paragraph-properties fo:text-align="start" style:justify-single-word="false"/>
      <style:text-properties fo:language="ru" fo:country="RU" officeooo:rsid="02dd3365" officeooo:paragraph-rsid="02dd3365"/>
    </style:style>
    <style:style style:name="P43" style:family="paragraph" style:parent-style-name="Text_20_body">
      <style:paragraph-properties fo:text-align="start" style:justify-single-word="false"/>
      <style:text-properties officeooo:rsid="02c441cc" officeooo:paragraph-rsid="02c441cc"/>
    </style:style>
    <style:style style:name="P44" style:family="paragraph" style:parent-style-name="Text_20_body">
      <style:paragraph-properties fo:text-align="start" style:justify-single-word="false"/>
      <style:text-properties officeooo:rsid="02c4d316" officeooo:paragraph-rsid="02c4d316"/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df830e" style:font-size-asian="12.25pt" style:font-size-complex="14pt"/>
    </style:style>
    <style:style style:name="P47" style:family="paragraph" style:parent-style-name="Contents_20_Heading" style:master-page-name="Index">
      <style:paragraph-properties style:page-number="auto" fo:break-before="page"/>
      <style:text-properties officeooo:paragraph-rsid="0304678f"/>
    </style:style>
    <style:style style:name="P48" style:family="paragraph" style:parent-style-name="Heading_20_1">
      <style:paragraph-properties fo:text-align="center" style:justify-single-word="false"/>
      <style:text-properties style:font-name="Times New Roman" officeooo:rsid="00c7a3db" officeooo:paragraph-rsid="00c7a3db"/>
    </style:style>
    <style:style style:name="P49" style:family="paragraph" style:parent-style-name="Heading_20_1">
      <style:paragraph-properties fo:margin-top="5.001cm" fo:margin-bottom="0.21cm" loext:contextual-spacing="false" fo:text-align="center" style:justify-single-word="false"/>
      <style:text-properties officeooo:rsid="00064a1c" officeooo:paragraph-rsid="00e11127"/>
    </style:style>
    <style:style style:name="P50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51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272e9b1" officeooo:paragraph-rsid="0272e9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officeooo:rsid="0005024c" officeooo:paragraph-rsid="0005024c"/>
    </style:style>
    <style:style style:name="P53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54" style:family="paragraph" style:parent-style-name="Heading_20_1">
      <style:paragraph-properties fo:text-align="center" style:justify-single-word="false" fo:break-before="page"/>
      <style:text-properties style:font-name="Times New Roman" officeooo:rsid="00062cf9" officeooo:paragraph-rsid="00062cf9"/>
    </style:style>
    <style:style style:name="P55" style:family="paragraph" style:parent-style-name="Text_20_body" style:list-style-name="L1">
      <style:paragraph-properties fo:text-align="start" style:justify-single-word="false"/>
      <style:text-properties style:font-name="Times New Roman" fo:font-size="14pt" fo:font-weight="normal" officeooo:rsid="0278fdaf" officeooo:paragraph-rsid="0278fdaf" style:font-size-asian="14pt" style:font-weight-asian="normal" style:font-size-complex="14pt" style:font-weight-complex="normal"/>
    </style:style>
    <style:style style:name="P56" style:family="paragraph" style:parent-style-name="Text_20_body" style:list-style-name="L9">
      <style:paragraph-properties fo:text-align="start" style:justify-single-word="false"/>
      <style:text-properties style:font-name="Times New Roman" fo:font-size="14pt" fo:language="ru" fo:country="RU" fo:font-style="normal" fo:font-weight="normal" officeooo:rsid="027c3543" officeooo:paragraph-rsid="027c3543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 style:list-style-name="L9">
      <style:paragraph-properties fo:text-align="start" style:justify-single-word="false"/>
      <style:text-properties style:font-name="Times New Roman" fo:font-size="14pt" fo:language="ru" fo:country="RU" fo:font-style="normal" fo:font-weight="normal" officeooo:rsid="027d65b4" officeooo:paragraph-rsid="027d65b4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 style:list-style-name="L1">
      <style:paragraph-properties fo:text-align="start" style:justify-single-word="false"/>
      <style:text-properties officeooo:paragraph-rsid="0278fdaf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paragraph-rsid="02b4bb3a"/>
    </style:style>
    <style:style style:name="P60" style:family="paragraph" style:parent-style-name="Text_20_body" style:list-style-name="L2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ac68a" officeooo:paragraph-rsid="029ac68a" style:font-size-asian="14pt" style:font-weight-asian="normal" style:font-size-complex="14pt" style:font-weight-complex="normal"/>
    </style:style>
    <style:style style:name="P61" style:family="paragraph" style:parent-style-name="Text_20_body" style:list-style-name="L3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9b4fb0" officeooo:paragraph-rsid="029b4fb0" style:font-size-asian="14pt" style:font-weight-asian="normal" style:font-size-complex="14pt" style:font-weight-complex="normal"/>
    </style:style>
    <style:style style:name="P62" style:family="paragraph" style:parent-style-name="Text_20_body" style:list-style-name="L4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bdf60" officeooo:paragraph-rsid="02abdf60" style:font-size-asian="14pt" style:font-weight-asian="normal" style:font-size-complex="14pt" style:font-weight-complex="normal"/>
    </style:style>
    <style:style style:name="P63" style:family="paragraph" style:parent-style-name="Text_20_body" style:list-style-name="L5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bdf60" officeooo:paragraph-rsid="02b4bb3a" style:font-size-asian="14pt" style:font-weight-asian="normal" style:font-size-complex="14pt" style:font-weight-complex="normal"/>
    </style:style>
    <style:style style:name="P64" style:family="paragraph" style:parent-style-name="Text_20_body" style:list-style-name="L5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bdf60" officeooo:paragraph-rsid="02b5bfd0" style:font-size-asian="14pt" style:font-weight-asian="normal" style:font-size-complex="14pt" style:font-weight-complex="normal"/>
    </style:style>
    <style:style style:name="P65" style:family="paragraph" style:parent-style-name="Text_20_body" style:list-style-name="L4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ad6bdd" officeooo:paragraph-rsid="02ad6bdd" style:font-size-asian="14pt" style:font-weight-asian="normal" style:font-size-complex="14pt" style:font-weight-complex="normal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ba0ee6" officeooo:paragraph-rsid="02ba0ee6" style:font-size-asian="14pt" style:font-weight-asian="normal" style:font-size-complex="14pt" style:font-weight-complex="normal"/>
    </style:style>
    <style:style style:name="P67" style:family="paragraph" style:parent-style-name="Text_20_body" style:list-style-name="L4">
      <style:paragraph-properties fo:text-align="start" style:justify-single-word="false"/>
      <style:text-properties style:text-position="0% 100%" style:font-name="Times New Roman" fo:font-size="14pt" fo:language="en" fo:country="US" fo:font-weight="normal" officeooo:rsid="02abdf60" officeooo:paragraph-rsid="02abdf60" style:font-size-asian="14pt" style:font-weight-asian="normal" style:font-size-complex="14pt" style:font-weight-complex="normal"/>
    </style:style>
    <style:style style:name="P68" style:family="paragraph" style:parent-style-name="Text_20_body" style:list-style-name="L5">
      <style:paragraph-properties fo:text-align="start" style:justify-single-word="false"/>
      <style:text-properties style:text-position="0% 100%" style:font-name="Times New Roman" fo:font-size="14pt" fo:language="en" fo:country="US" fo:font-weight="normal" officeooo:rsid="02abdf60" officeooo:paragraph-rsid="02b4bb3a" style:font-size-asian="14pt" style:font-weight-asian="normal" style:font-size-complex="14pt" style:font-weight-complex="normal"/>
    </style:style>
    <style:style style:name="P69" style:family="paragraph" style:parent-style-name="Text_20_body" style:list-style-name="L6">
      <style:paragraph-properties fo:text-align="start" style:justify-single-word="false"/>
      <style:text-properties officeooo:rsid="02c898b0" officeooo:paragraph-rsid="02c898b0"/>
    </style:style>
    <style:style style:name="P70" style:family="paragraph" style:parent-style-name="Text_20_body" style:list-style-name="L6">
      <style:paragraph-properties fo:text-align="start" style:justify-single-word="false"/>
      <style:text-properties officeooo:rsid="02c8ff7b" officeooo:paragraph-rsid="02c8ff7b"/>
    </style:style>
    <style:style style:name="P71" style:family="paragraph" style:parent-style-name="Text_20_body" style:list-style-name="L6">
      <style:paragraph-properties fo:text-align="start" style:justify-single-word="false"/>
      <style:text-properties officeooo:rsid="02ccc8bb" officeooo:paragraph-rsid="02ccc8bb"/>
    </style:style>
    <style:style style:name="P72" style:family="paragraph" style:parent-style-name="Text_20_body" style:list-style-name="L6">
      <style:paragraph-properties fo:text-align="start" style:justify-single-word="false"/>
      <style:text-properties officeooo:rsid="02ceb0ad" officeooo:paragraph-rsid="02ceb0ad"/>
    </style:style>
    <style:style style:name="P73" style:family="paragraph" style:parent-style-name="Text_20_body" style:list-style-name="L7">
      <style:paragraph-properties fo:text-align="start" style:justify-single-word="false"/>
      <style:text-properties fo:language="ru" fo:country="RU" officeooo:rsid="02dd3365" officeooo:paragraph-rsid="02dd3365"/>
    </style:style>
    <style:style style:name="P74" style:family="paragraph" style:parent-style-name="Text_20_body" style:list-style-name="L7">
      <style:paragraph-properties fo:text-align="start" style:justify-single-word="false"/>
      <style:text-properties fo:language="ru" fo:country="RU" officeooo:rsid="02f77423" officeooo:paragraph-rsid="02f77423"/>
    </style:style>
    <style:style style:name="P75" style:family="paragraph" style:parent-style-name="Text_20_body" style:list-style-name="L7">
      <style:paragraph-properties fo:text-align="start" style:justify-single-word="false"/>
      <style:text-properties fo:language="ru" fo:country="RU" officeooo:rsid="02f86d13" officeooo:paragraph-rsid="02f86d13"/>
    </style:style>
    <style:style style:name="P76" style:family="paragraph" style:parent-style-name="Text_20_body" style:list-style-name="L8">
      <style:paragraph-properties fo:text-align="start" style:justify-single-word="false"/>
      <style:text-properties fo:language="ru" fo:country="RU" officeooo:rsid="027b64cc" officeooo:paragraph-rsid="027b64cc"/>
    </style:style>
    <style:style style:name="P77" style:family="paragraph" style:parent-style-name="Text_20_body" style:list-style-name="L8">
      <style:paragraph-properties fo:text-align="start" style:justify-single-word="false"/>
      <style:text-properties fo:language="ru" fo:country="RU" officeooo:rsid="0307659f" officeooo:paragraph-rsid="0307659f"/>
    </style:style>
    <style:style style:name="P78" style:family="paragraph" style:parent-style-name="Text_20_body" style:list-style-name="L7">
      <style:paragraph-properties fo:text-align="start" style:justify-single-word="false"/>
      <style:text-properties fo:language="en" fo:country="US" officeooo:rsid="02f53c19" officeooo:paragraph-rsid="02f53c19"/>
    </style:style>
    <style:style style:name="P79" style:family="paragraph" style:parent-style-name="Text_20_body" style:list-style-name="L7">
      <style:paragraph-properties fo:text-align="start" style:justify-single-word="false"/>
      <style:text-properties fo:language="en" fo:country="US" officeooo:rsid="02f86d13" officeooo:paragraph-rsid="02f86d13"/>
    </style:style>
    <style:style style:name="P80" style:family="paragraph" style:parent-style-name="Text_20_body" style:list-style-name="L10">
      <style:text-properties officeooo:paragraph-rsid="01d34efa"/>
    </style:style>
    <style:style style:name="P81" style:family="paragraph" style:parent-style-name="Text_20_body" style:list-style-name="L10">
      <style:text-properties officeooo:paragraph-rsid="02190823"/>
    </style:style>
    <style:style style:name="P82" style:family="paragraph" style:parent-style-name="Text_20_body" style:list-style-name="L10">
      <style:text-properties officeooo:rsid="0304449a" officeooo:paragraph-rsid="0304449a"/>
    </style:style>
    <style:style style:name="T1" style:family="text">
      <style:text-properties officeooo:rsid="00064a1c"/>
    </style:style>
    <style:style style:name="T2" style:family="text">
      <style:text-properties officeooo:rsid="01d5cb9c"/>
    </style:style>
    <style:style style:name="T3" style:family="text">
      <style:text-properties officeooo:rsid="00cd2931"/>
    </style:style>
    <style:style style:name="T4" style:family="text">
      <style:text-properties officeooo:rsid="0162247c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officeooo:rsid="015a1fd4" style:font-size-asian="14pt" style:font-size-complex="14pt"/>
    </style:style>
    <style:style style:name="T7" style:family="text">
      <style:text-properties style:font-name="Times New Roman" fo:font-size="14pt" fo:language="ru" fo:country="RU" officeooo:rsid="0159b537" style:font-size-asian="14pt" style:font-size-complex="14pt"/>
    </style:style>
    <style:style style:name="T8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style="normal" fo:font-weight="normal" officeooo:rsid="027b64cc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27c3543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27bceb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27dfdc6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ru" fo:country="RU" fo:font-style="normal" fo:font-weight="normal" officeooo:rsid="027e7a8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language="ru" fo:country="RU" fo:font-style="normal" fo:font-weight="normal" officeooo:rsid="027eecf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officeooo:rsid="02805aa9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language="ru" fo:country="RU" fo:font-style="normal" fo:font-weight="normal" officeooo:rsid="0280d20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language="ru" fo:country="RU" fo:font-style="normal" fo:font-weight="normal" officeooo:rsid="02878e8c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language="ru" fo:country="RU" fo:font-style="normal" fo:font-weight="normal" officeooo:rsid="0287c14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language="ru" fo:country="RU" fo:font-style="normal" fo:font-weight="normal" officeooo:rsid="028987f2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28f1d6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Times New Roman" fo:font-size="14pt" fo:language="ru" fo:country="RU" fo:font-style="normal" fo:font-weight="normal" officeooo:rsid="0290472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Times New Roman" fo:font-size="14pt" fo:language="ru" fo:country="RU" fo:font-style="normal" fo:font-weight="normal" officeooo:rsid="02986fdd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" fo:font-size="14pt" fo:language="ru" fo:country="RU" fo:font-style="normal" fo:font-weight="normal" officeooo:rsid="0299140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language="ru" fo:country="RU" fo:font-style="normal" fo:font-weight="normal" officeooo:rsid="0308946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309248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bold" officeooo:rsid="020c1a18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Times New Roman" fo:font-size="14pt" fo:language="ru" fo:country="RU" fo:font-style="normal" fo:font-weight="bold" officeooo:rsid="027b64cc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Times New Roman" fo:font-size="14pt" fo:language="ru" fo:country="RU" fo:font-style="normal" fo:font-weight="bold" officeooo:rsid="027bcebe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Times New Roman" fo:font-size="14pt" fo:language="ru" fo:country="RU" fo:font-style="normal" fo:font-weight="bold" officeooo:rsid="027c3543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Times New Roman" fo:font-size="14pt" fo:language="en" fo:country="US" officeooo:rsid="015a1fd4" style:font-size-asian="14pt" style:font-size-complex="14pt"/>
    </style:style>
    <style:style style:name="T31" style:family="text">
      <style:text-properties style:font-name="Times New Roman" fo:font-size="14pt" fo:language="en" fo:country="US" officeooo:rsid="0159b537" style:font-size-asian="14pt" style:font-size-complex="14pt"/>
    </style:style>
    <style:style style:name="T32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language="en" fo:country="US" fo:font-style="normal" fo:font-weight="normal" officeooo:rsid="027fee3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language="en" fo:country="US" fo:font-style="normal" fo:font-weight="normal" officeooo:rsid="02805aa9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language="en" fo:country="US" fo:font-style="normal" fo:font-weight="normal" officeooo:rsid="028987f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anguage="en" fo:country="US" fo:font-style="normal" fo:font-weight="normal" officeooo:rsid="0307659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language="en" fo:country="US" fo:font-style="normal" fo:font-weight="normal" officeooo:rsid="03089463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officeooo:rsid="00ca8193" style:font-size-asian="14pt" style:font-size-complex="14pt"/>
    </style:style>
    <style:style style:name="T39" style:family="text">
      <style:text-properties style:font-name="Times New Roman" fo:font-size="14pt" officeooo:rsid="0152585b" style:font-size-asian="14pt" style:font-size-complex="14pt"/>
    </style:style>
    <style:style style:name="T40" style:family="text">
      <style:text-properties style:font-name="Times New Roman" fo:font-size="14pt" officeooo:rsid="01d34efa" style:font-size-asian="14pt" style:font-size-complex="14pt"/>
    </style:style>
    <style:style style:name="T41" style:family="text">
      <style:text-properties style:font-name="Times New Roman" fo:font-size="14pt" officeooo:rsid="0159b537" style:font-size-asian="14pt" style:font-size-complex="14pt"/>
    </style:style>
    <style:style style:name="T42" style:family="text">
      <style:text-properties style:font-name="Times New Roman" fo:font-size="14pt" fo:font-weight="bold" officeooo:rsid="00acec68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font-weight="bold" officeooo:rsid="0009f63f" style:font-size-asian="14pt" style:font-weight-asian="bold" style:font-size-complex="14pt" style:font-weight-complex="bold"/>
    </style:style>
    <style:style style:name="T4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274e88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2762a28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27aae3a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278fdaf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" fo:font-size="14pt" fo:font-style="normal" fo:font-weight="normal" officeooo:rsid="027bcebe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Times New Roman" fo:font-size="14pt" fo:font-style="normal" fo:font-weight="normal" officeooo:rsid="027c354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8.2000007629395pt" fo:font-weight="bold" officeooo:rsid="0188cc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3" style:family="text">
      <style:text-properties style:font-name="Times new roman" fo:font-size="18.2000007629395pt" fo:language="en" fo:country="US" fo:font-weight="bold" officeooo:rsid="0272e9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4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55" style:family="text">
      <style:text-properties style:text-position="0% 100%" style:font-name="Times New Roman" fo:font-size="14pt" fo:language="ru" fo:country="RU" fo:font-weight="normal" officeooo:rsid="029ac68a" style:font-size-asian="14pt" style:font-weight-asian="normal" style:font-size-complex="14pt" style:font-weight-complex="normal"/>
    </style:style>
    <style:style style:name="T56" style:family="text">
      <style:text-properties style:text-position="0% 100%" style:font-name="Times New Roman" fo:font-size="14pt" fo:language="ru" fo:country="RU" fo:font-weight="normal" officeooo:rsid="02abdf60" style:font-size-asian="14pt" style:font-weight-asian="normal" style:font-size-complex="14pt" style:font-weight-complex="normal"/>
    </style:style>
    <style:style style:name="T57" style:family="text">
      <style:text-properties style:text-position="0% 100%" style:font-name="Times New Roman" fo:font-size="14pt" fo:language="ru" fo:country="RU" fo:font-weight="normal" officeooo:rsid="02b0cccb" style:font-size-asian="14pt" style:font-weight-asian="normal" style:font-size-complex="14pt" style:font-weight-complex="normal"/>
    </style:style>
    <style:style style:name="T58" style:family="text">
      <style:text-properties style:text-position="0% 100%" style:font-name="Times New Roman" fo:font-size="14pt" fo:language="ru" fo:country="RU" fo:font-weight="normal" officeooo:rsid="02b2334b" style:font-size-asian="14pt" style:font-weight-asian="normal" style:font-size-complex="14pt" style:font-weight-complex="normal"/>
    </style:style>
    <style:style style:name="T59" style:family="text">
      <style:text-properties style:text-position="0% 100%" style:font-name="Times New Roman" fo:font-size="14pt" fo:language="ru" fo:country="RU" fo:font-weight="normal" officeooo:rsid="02bbac31" style:font-size-asian="14pt" style:font-weight-asian="normal" style:font-size-complex="14pt" style:font-weight-complex="normal"/>
    </style:style>
    <style:style style:name="T60" style:family="text">
      <style:text-properties style:text-position="0% 100%" style:font-name="Times New Roman" fo:font-size="14pt" fo:language="ru" fo:country="RU" fo:font-weight="normal" officeooo:rsid="02bee5a6" style:font-size-asian="14pt" style:font-weight-asian="normal" style:font-size-complex="14pt" style:font-weight-complex="normal"/>
    </style:style>
    <style:style style:name="T61" style:family="text">
      <style:text-properties style:text-position="0% 100%" style:font-name="Times New Roman" fo:font-size="14pt" fo:language="ru" fo:country="RU" fo:font-weight="normal" officeooo:rsid="02c10c03" style:font-size-asian="14pt" style:font-weight-asian="normal" style:font-size-complex="14pt" style:font-weight-complex="normal"/>
    </style:style>
    <style:style style:name="T62" style:family="text">
      <style:text-properties style:text-position="0% 100%" style:font-name="Times New Roman" fo:font-size="14pt" fo:language="ru" fo:country="RU" fo:font-weight="normal" officeooo:rsid="02c2d29d" style:font-size-asian="14pt" style:font-weight-asian="normal" style:font-size-complex="14pt" style:font-weight-complex="normal"/>
    </style:style>
    <style:style style:name="T63" style:family="text">
      <style:text-properties style:text-position="0% 100%" style:font-name="Times New Roman" fo:font-size="14pt" fo:language="ru" fo:country="RU" fo:font-weight="normal" officeooo:rsid="02c34c01" style:font-size-asian="14pt" style:font-weight-asian="normal" style:font-size-complex="14pt" style:font-weight-complex="normal"/>
    </style:style>
    <style:style style:name="T64" style:family="text">
      <style:text-properties style:text-position="0% 100%" style:font-name="Times New Roman" fo:font-size="14pt" fo:language="ru" fo:country="RU" fo:font-weight="normal" officeooo:rsid="02c690f7" style:font-size-asian="14pt" style:font-weight-asian="normal" style:font-size-complex="14pt" style:font-weight-complex="normal"/>
    </style:style>
    <style:style style:name="T65" style:family="text">
      <style:text-properties style:text-position="0% 100%" style:font-name="Times New Roman" fo:font-size="14pt" fo:language="ru" fo:country="RU" fo:font-weight="normal" officeooo:rsid="02c7f9b7" style:font-size-asian="14pt" style:font-weight-asian="normal" style:font-size-complex="14pt" style:font-weight-complex="normal"/>
    </style:style>
    <style:style style:name="T66" style:family="text">
      <style:text-properties style:text-position="0% 100%" style:font-name="Times New Roman" fo:font-size="14pt" fo:language="ru" fo:country="RU" fo:font-weight="normal" officeooo:rsid="02ca4041" style:font-size-asian="14pt" style:font-weight-asian="normal" style:font-size-complex="14pt" style:font-weight-complex="normal"/>
    </style:style>
    <style:style style:name="T67" style:family="text">
      <style:text-properties style:text-position="0% 100%" style:font-name="Times New Roman" fo:font-size="14pt" fo:language="ru" fo:country="RU" fo:font-weight="normal" officeooo:rsid="02cad923" style:font-size-asian="14pt" style:font-weight-asian="normal" style:font-size-complex="14pt" style:font-weight-complex="normal"/>
    </style:style>
    <style:style style:name="T68" style:family="text">
      <style:text-properties style:text-position="0% 100%" style:font-name="Times New Roman" fo:font-size="14pt" fo:language="ru" fo:country="RU" fo:font-weight="normal" officeooo:rsid="02ceb0ad" style:font-size-asian="14pt" style:font-weight-asian="normal" style:font-size-complex="14pt" style:font-weight-complex="normal"/>
    </style:style>
    <style:style style:name="T69" style:family="text">
      <style:text-properties style:text-position="0% 100%" style:font-name="Times New Roman" fo:font-size="14pt" fo:language="ru" fo:country="RU" fo:font-weight="normal" officeooo:rsid="02cf6ccc" style:font-size-asian="14pt" style:font-weight-asian="normal" style:font-size-complex="14pt" style:font-weight-complex="normal"/>
    </style:style>
    <style:style style:name="T70" style:family="text">
      <style:text-properties style:text-position="0% 100%" style:font-name="Times New Roman" fo:font-size="14pt" fo:language="ru" fo:country="RU" fo:font-weight="normal" officeooo:rsid="02d1f63c" style:font-size-asian="14pt" style:font-weight-asian="normal" style:font-size-complex="14pt" style:font-weight-complex="normal"/>
    </style:style>
    <style:style style:name="T71" style:family="text">
      <style:text-properties style:text-position="0% 100%" style:font-name="Times New Roman" fo:font-size="14pt" fo:language="ru" fo:country="RU" fo:font-weight="normal" officeooo:rsid="02d2d2cf" style:font-size-asian="14pt" style:font-weight-asian="normal" style:font-size-complex="14pt" style:font-weight-complex="normal"/>
    </style:style>
    <style:style style:name="T72" style:family="text">
      <style:text-properties style:text-position="0% 100%" style:font-name="Times New Roman" fo:font-size="14pt" fo:language="ru" fo:country="RU" fo:font-weight="normal" officeooo:rsid="02d591f1" style:font-size-asian="14pt" style:font-weight-asian="normal" style:font-size-complex="14pt" style:font-weight-complex="normal"/>
    </style:style>
    <style:style style:name="T73" style:family="text">
      <style:text-properties style:text-position="0% 100%" style:font-name="Times New Roman" fo:font-size="14pt" fo:language="ru" fo:country="RU" fo:font-weight="normal" officeooo:rsid="02d75bf6" style:font-size-asian="14pt" style:font-weight-asian="normal" style:font-size-complex="14pt" style:font-weight-complex="normal"/>
    </style:style>
    <style:style style:name="T74" style:family="text">
      <style:text-properties style:text-position="0% 100%" style:font-name="Times New Roman" fo:font-size="14pt" fo:language="ru" fo:country="RU" fo:font-weight="normal" officeooo:rsid="02dd3365" style:font-size-asian="14pt" style:font-weight-asian="normal" style:font-size-complex="14pt" style:font-weight-complex="normal"/>
    </style:style>
    <style:style style:name="T75" style:family="text">
      <style:text-properties style:text-position="0% 100%" style:font-name="Times New Roman" fo:font-size="14pt" fo:language="ru" fo:country="RU" fo:font-weight="normal" officeooo:rsid="02deff6b" style:font-size-asian="14pt" style:font-weight-asian="normal" style:font-size-complex="14pt" style:font-weight-complex="normal"/>
    </style:style>
    <style:style style:name="T76" style:family="text">
      <style:text-properties style:text-position="0% 100%" style:font-name="Times New Roman" fo:font-size="14pt" fo:language="ru" fo:country="RU" fo:font-weight="normal" officeooo:rsid="02e062b1" style:font-size-asian="14pt" style:font-weight-asian="normal" style:font-size-complex="14pt" style:font-weight-complex="normal"/>
    </style:style>
    <style:style style:name="T77" style:family="text">
      <style:text-properties style:text-position="0% 100%" style:font-name="Times New Roman" fo:font-size="14pt" fo:language="ru" fo:country="RU" fo:font-weight="normal" officeooo:rsid="02eb1255" style:font-size-asian="14pt" style:font-weight-asian="normal" style:font-size-complex="14pt" style:font-weight-complex="normal"/>
    </style:style>
    <style:style style:name="T78" style:family="text">
      <style:text-properties style:text-position="0% 100%" style:font-name="Times New Roman" fo:font-size="14pt" fo:language="ru" fo:country="RU" fo:font-weight="normal" officeooo:rsid="02f77423" style:font-size-asian="14pt" style:font-weight-asian="normal" style:font-size-complex="14pt" style:font-weight-complex="normal"/>
    </style:style>
    <style:style style:name="T79" style:family="text">
      <style:text-properties style:text-position="0% 100%" style:font-name="Times New Roman" fo:font-size="14pt" fo:language="ru" fo:country="RU" fo:font-weight="normal" officeooo:rsid="02f8cbda" style:font-size-asian="14pt" style:font-weight-asian="normal" style:font-size-complex="14pt" style:font-weight-complex="normal"/>
    </style:style>
    <style:style style:name="T80" style:family="text">
      <style:text-properties style:text-position="0% 100%" style:font-name="Times New Roman" fo:font-size="14pt" fo:language="ru" fo:country="RU" fo:font-weight="normal" officeooo:rsid="02fb9c99" style:font-size-asian="14pt" style:font-weight-asian="normal" style:font-size-complex="14pt" style:font-weight-complex="normal"/>
    </style:style>
    <style:style style:name="T81" style:family="text"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82" style:family="text">
      <style:text-properties style:text-position="0% 100%" style:font-name="Times New Roman" fo:font-size="14pt" fo:language="ru" fo:country="RU" fo:font-weight="bold" officeooo:rsid="029ac68a" style:font-size-asian="14pt" style:font-weight-asian="bold" style:font-size-complex="14pt" style:font-weight-complex="bold"/>
    </style:style>
    <style:style style:name="T83" style:family="text">
      <style:text-properties style:text-position="0% 100%" style:font-name="Times New Roman" fo:font-size="14pt" fo:language="ru" fo:country="RU" fo:font-weight="bold" officeooo:rsid="029c293a" style:font-size-asian="14pt" style:font-weight-asian="bold" style:font-size-complex="14pt" style:font-weight-complex="bold"/>
    </style:style>
    <style:style style:name="T84" style:family="text">
      <style:text-properties style:text-position="0% 100%" style:font-name="Times New Roman" fo:font-size="14pt" fo:language="ru" fo:country="RU" fo:font-weight="bold" officeooo:rsid="02dd3365" style:font-size-asian="14pt" style:font-weight-asian="bold" style:font-size-complex="14pt" style:font-weight-complex="bold"/>
    </style:style>
    <style:style style:name="T85" style:family="text">
      <style:text-properties style:text-position="0% 100%" style:font-name="Times New Roman" fo:font-size="14pt" fo:language="ru" fo:country="RU" fo:font-weight="bold" officeooo:rsid="02e062b1" style:font-size-asian="14pt" style:font-weight-asian="bold" style:font-size-complex="14pt" style:font-weight-complex="bold"/>
    </style:style>
    <style:style style:name="T86" style:family="text">
      <style:text-properties style:text-position="0% 100%" style:font-name="Times New Roman" fo:font-size="14pt" fo:language="ru" fo:country="RU" fo:font-weight="bold" officeooo:rsid="02eb1255" style:font-size-asian="14pt" style:font-weight-asian="bold" style:font-size-complex="14pt" style:font-weight-complex="bold"/>
    </style:style>
    <style:style style:name="T87" style:family="text">
      <style:text-properties style:text-position="0% 100%" style:font-name="Times New Roman" fo:font-size="14pt" fo:language="ru" fo:country="RU" fo:font-weight="bold" officeooo:rsid="02fb9c99" style:font-size-asian="14pt" style:font-weight-asian="bold" style:font-size-complex="14pt" style:font-weight-complex="bold"/>
    </style:style>
    <style:style style:name="T88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9" style:family="text">
      <style:text-properties style:text-position="0% 100%" style:font-name="Times New Roman" fo:font-size="14pt" fo:language="en" fo:country="US" fo:font-weight="normal" officeooo:rsid="02abdf60" style:font-size-asian="14pt" style:font-weight-asian="normal" style:font-size-complex="14pt" style:font-weight-complex="normal"/>
    </style:style>
    <style:style style:name="T90" style:family="text">
      <style:text-properties style:text-position="0% 100%" style:font-name="Times New Roman" fo:font-size="14pt" fo:language="en" fo:country="US" fo:font-weight="normal" officeooo:rsid="02b2334b" style:font-size-asian="14pt" style:font-weight-asian="normal" style:font-size-complex="14pt" style:font-weight-complex="normal"/>
    </style:style>
    <style:style style:name="T91" style:family="text">
      <style:text-properties style:text-position="0% 100%" style:font-name="Times New Roman" fo:font-size="14pt" fo:language="en" fo:country="US" fo:font-weight="normal" officeooo:rsid="02bbac31" style:font-size-asian="14pt" style:font-weight-asian="normal" style:font-size-complex="14pt" style:font-weight-complex="normal"/>
    </style:style>
    <style:style style:name="T92" style:family="text">
      <style:text-properties style:text-position="0% 100%" style:font-name="Times New Roman" fo:font-size="14pt" fo:language="en" fo:country="US" fo:font-weight="normal" officeooo:rsid="02cf6ccc" style:font-size-asian="14pt" style:font-weight-asian="normal" style:font-size-complex="14pt" style:font-weight-complex="normal"/>
    </style:style>
    <style:style style:name="T93" style:family="text">
      <style:text-properties style:text-position="0% 100%" style:font-name="Times New Roman" fo:font-size="14pt" fo:language="en" fo:country="US" fo:font-weight="normal" officeooo:rsid="02d1f63c" style:font-size-asian="14pt" style:font-weight-asian="normal" style:font-size-complex="14pt" style:font-weight-complex="normal"/>
    </style:style>
    <style:style style:name="T94" style:family="text">
      <style:text-properties style:text-position="0% 100%" style:font-name="Times New Roman" fo:font-size="14pt" fo:language="en" fo:country="US" fo:font-weight="normal" officeooo:rsid="02e062b1" style:font-size-asian="14pt" style:font-weight-asian="normal" style:font-size-complex="14pt" style:font-weight-complex="normal"/>
    </style:style>
    <style:style style:name="T95" style:family="text">
      <style:text-properties style:text-position="0% 100%" style:font-name="Times New Roman" fo:font-size="14pt" fo:language="en" fo:country="US" fo:font-weight="normal" officeooo:rsid="02e26d42" style:font-size-asian="14pt" style:font-weight-asian="normal" style:font-size-complex="14pt" style:font-weight-complex="normal"/>
    </style:style>
    <style:style style:name="T96" style:family="text">
      <style:text-properties style:text-position="0% 100%" style:font-name="Times New Roman" fo:font-size="14pt" fo:language="en" fo:country="US" fo:font-weight="normal" officeooo:rsid="02e3aba0" style:font-size-asian="14pt" style:font-weight-asian="normal" style:font-size-complex="14pt" style:font-weight-complex="normal"/>
    </style:style>
    <style:style style:name="T97" style:family="text">
      <style:text-properties style:text-position="0% 100%" style:font-name="Times New Roman" fo:font-size="14pt" fo:language="en" fo:country="US" fo:font-weight="normal" officeooo:rsid="02eb1255" style:font-size-asian="14pt" style:font-weight-asian="normal" style:font-size-complex="14pt" style:font-weight-complex="normal"/>
    </style:style>
    <style:style style:name="T98" style:family="text">
      <style:text-properties style:text-position="0% 100%" style:font-name="Times New Roman" fo:font-size="14pt" fo:language="en" fo:country="US" fo:font-weight="normal" officeooo:rsid="02f39830" style:font-size-asian="14pt" style:font-weight-asian="normal" style:font-size-complex="14pt" style:font-weight-complex="normal"/>
    </style:style>
    <style:style style:name="T99" style:family="text">
      <style:text-properties style:text-position="0% 100%" style:font-name="Times New Roman" fo:font-size="14pt" fo:language="en" fo:country="US" fo:font-weight="normal" officeooo:rsid="02f53c19" style:font-size-asian="14pt" style:font-weight-asian="normal" style:font-size-complex="14pt" style:font-weight-complex="normal"/>
    </style:style>
    <style:style style:name="T100" style:family="text">
      <style:text-properties style:text-position="0% 100%" style:font-name="Times New Roman" fo:font-size="14pt" fo:language="en" fo:country="US" fo:font-weight="normal" officeooo:rsid="02faa41f" style:font-size-asian="14pt" style:font-weight-asian="normal" style:font-size-complex="14pt" style:font-weight-complex="normal"/>
    </style:style>
    <style:style style:name="T101" style:family="text">
      <style:text-properties style:text-position="0% 100%" style:font-name="Times New Roman" fo:font-size="14pt" fo:language="en" fo:country="US" fo:font-weight="normal" officeooo:rsid="02f90946" style:font-size-asian="14pt" style:font-weight-asian="normal" style:font-size-complex="14pt" style:font-weight-complex="normal"/>
    </style:style>
    <style:style style:name="T102" style:family="text">
      <style:text-properties style:text-position="0% 100%" style:font-name="Times New Roman" fo:font-size="14pt" fo:language="en" fo:country="US" fo:font-weight="normal" officeooo:rsid="02fb9c99" style:font-size-asian="14pt" style:font-weight-asian="normal" style:font-size-complex="14pt" style:font-weight-complex="normal"/>
    </style:style>
    <style:style style:name="T103" style:family="text">
      <style:text-properties style:text-position="0% 100%" style:font-name="Times New Roman" fo:font-size="14pt" fo:language="en" fo:country="US" fo:font-weight="normal" officeooo:rsid="02fc805a" style:font-size-asian="14pt" style:font-weight-asian="normal" style:font-size-complex="14pt" style:font-weight-complex="normal"/>
    </style:style>
    <style:style style:name="T104" style:family="text">
      <style:text-properties style:text-position="0% 100%" style:font-name="Times New Roman" fo:font-size="14pt" fo:language="en" fo:country="US" fo:font-weight="bold" officeooo:rsid="02ceb0ad" style:font-size-asian="14pt" style:font-weight-asian="bold" style:font-size-complex="14pt" style:font-weight-complex="bold"/>
    </style:style>
    <style:style style:name="T105" style:family="text">
      <style:text-properties style:text-position="0% 100%" style:font-name="Times New Roman" fo:font-size="14pt" fo:language="en" fo:country="US" fo:font-weight="bold" officeooo:rsid="02d1f63c" style:font-size-asian="14pt" style:font-weight-asian="bold" style:font-size-complex="14pt" style:font-weight-complex="bold"/>
    </style:style>
    <style:style style:name="T106" style:family="text">
      <style:text-properties style:text-position="0% 100%" style:font-name="Times New Roman" fo:font-size="14pt" fo:language="en" fo:country="US" fo:font-weight="bold" officeooo:rsid="02d42d5b" style:font-size-asian="14pt" style:font-weight-asian="bold" style:font-size-complex="14pt" style:font-weight-complex="bold"/>
    </style:style>
    <style:style style:name="T107" style:family="text">
      <style:text-properties style:text-position="0% 100%" style:font-name="Times New Roman" fo:font-size="14pt" fo:language="en" fo:country="US" fo:font-weight="bold" officeooo:rsid="02e062b1" style:font-size-asian="14pt" style:font-weight-asian="bold" style:font-size-complex="14pt" style:font-weight-complex="bold"/>
    </style:style>
    <style:style style:name="T108" style:family="text">
      <style:text-properties style:text-position="0% 100%" style:font-name="Times New Roman" fo:font-size="14pt" fo:language="en" fo:country="US" fo:font-weight="bold" officeooo:rsid="02e26d42" style:font-size-asian="14pt" style:font-weight-asian="bold" style:font-size-complex="14pt" style:font-weight-complex="bold"/>
    </style:style>
    <style:style style:name="T109" style:family="text">
      <style:text-properties style:text-position="0% 100%" style:font-name="Times New Roman" fo:font-size="14pt" fo:language="en" fo:country="US" fo:font-weight="bold" officeooo:rsid="02e3aba0" style:font-size-asian="14pt" style:font-weight-asian="bold" style:font-size-complex="14pt" style:font-weight-complex="bold"/>
    </style:style>
    <style:style style:name="T110" style:family="text">
      <style:text-properties style:text-position="0% 100%" style:font-name="Times New Roman" fo:font-size="14pt" fo:language="en" fo:country="US" fo:font-weight="bold" officeooo:rsid="02eb1255" style:font-size-asian="14pt" style:font-weight-asian="bold" style:font-size-complex="14pt" style:font-weight-complex="bold"/>
    </style:style>
    <style:style style:name="T111" style:family="text">
      <style:text-properties style:text-position="0% 100%" style:font-name="Times New Roman" fo:font-size="14pt" fo:language="en" fo:country="US" fo:font-weight="bold" officeooo:rsid="02f39830" style:font-size-asian="14pt" style:font-weight-asian="bold" style:font-size-complex="14pt" style:font-weight-complex="bold"/>
    </style:style>
    <style:style style:name="T112" style:family="text">
      <style:text-properties style:text-position="0% 100%" style:font-name="Times New Roman" fo:font-size="14pt" fo:language="en" fo:country="US" fo:font-weight="bold" officeooo:rsid="02faa41f" style:font-size-asian="14pt" style:font-weight-asian="bold" style:font-size-complex="14pt" style:font-weight-complex="bold"/>
    </style:style>
    <style:style style:name="T113" style:family="text">
      <style:text-properties style:text-position="0% 100%" style:font-name="Times New Roman" fo:font-size="14pt" fo:language="en" fo:country="US" fo:font-weight="bold" officeooo:rsid="02fb9c99" style:font-size-asian="14pt" style:font-weight-asian="bold" style:font-size-complex="14pt" style:font-weight-complex="bold"/>
    </style:style>
    <style:style style:name="T114" style:family="text">
      <style:text-properties style:text-position="0% 100%" style:font-name="Times New Roman" fo:font-size="14pt" fo:language="en" fo:country="US" fo:font-weight="bold" officeooo:rsid="02fc805a" style:font-size-asian="14pt" style:font-weight-asian="bold" style:font-size-complex="14pt" style:font-weight-complex="bold"/>
    </style:style>
    <style:style style:name="T115" style:family="text">
      <style:text-properties style:text-position="0% 100%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style:text-position="0% 100%" style:font-name="Times New Roman" fo:font-size="14pt" fo:language="en" fo:country="US" fo:font-style="normal" fo:font-weight="bold" officeooo:rsid="02cf6ccc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118" style:family="text">
      <style:text-properties style:text-position="0% 100%" style:font-name="Times New Roman" fo:font-size="14pt" fo:font-weight="normal" officeooo:rsid="02d1f63c" style:font-size-asian="14pt" style:font-weight-asian="normal" style:font-size-complex="14pt" style:font-weight-complex="normal"/>
    </style:style>
    <style:style style:name="T119" style:family="text">
      <style:text-properties style:text-position="0% 100%" style:font-name="Times New Roman" fo:font-size="14pt" fo:font-weight="normal" officeooo:rsid="02d75bf6" style:font-size-asian="14pt" style:font-weight-asian="normal" style:font-size-complex="14pt" style:font-weight-complex="normal"/>
    </style:style>
    <style:style style:name="T120" style:family="text">
      <style:text-properties style:text-position="0% 100%" style:font-name="Times New Roman" fo:font-size="14pt" fo:font-weight="normal" officeooo:rsid="02dae7f6" style:font-size-asian="14pt" style:font-weight-asian="normal" style:font-size-complex="14pt" style:font-weight-complex="normal"/>
    </style:style>
    <style:style style:name="T121" style:family="text">
      <style:text-properties style:text-position="0% 100%" style:font-name="Times New Roman" fo:font-size="14pt" fo:font-weight="normal" officeooo:rsid="02db7458" style:font-size-asian="14pt" style:font-weight-asian="normal" style:font-size-complex="14pt" style:font-weight-complex="normal"/>
    </style:style>
    <style:style style:name="T122" style:family="text">
      <style:text-properties style:text-position="0% 100%" style:font-name="Times New Roman" fo:font-size="14pt" fo:font-weight="normal" officeooo:rsid="02e1312f" style:font-size-asian="14pt" style:font-weight-asian="normal" style:font-size-complex="14pt" style:font-weight-complex="normal"/>
    </style:style>
    <style:style style:name="T123" style:family="text">
      <style:text-properties style:text-position="0% 100%" style:font-name="Times New Roman" fo:font-size="14pt" fo:font-weight="normal" officeooo:rsid="02e26d42" style:font-size-asian="14pt" style:font-weight-asian="normal" style:font-size-complex="14pt" style:font-weight-complex="normal"/>
    </style:style>
    <style:style style:name="T124" style:family="text">
      <style:text-properties style:text-position="0% 100%" style:font-name="Times New Roman" fo:font-size="14pt" fo:font-weight="normal" officeooo:rsid="02e3aba0" style:font-size-asian="14pt" style:font-weight-asian="normal" style:font-size-complex="14pt" style:font-weight-complex="normal"/>
    </style:style>
    <style:style style:name="T125" style:family="text">
      <style:text-properties style:text-position="0% 100%" style:font-name="Times New Roman" fo:font-size="14pt" fo:font-weight="normal" officeooo:rsid="02e58b77" style:font-size-asian="14pt" style:font-weight-asian="normal" style:font-size-complex="14pt" style:font-weight-complex="normal"/>
    </style:style>
    <style:style style:name="T126" style:family="text">
      <style:text-properties style:text-position="0% 100%" style:font-name="Times New Roman" fo:font-size="14pt" fo:font-weight="normal" officeooo:rsid="02e8dd82" style:font-size-asian="14pt" style:font-weight-asian="normal" style:font-size-complex="14pt" style:font-weight-complex="normal"/>
    </style:style>
    <style:style style:name="T127" style:family="text">
      <style:text-properties style:text-position="0% 100%" style:font-name="Times New Roman" fo:font-size="14pt" fo:font-weight="normal" officeooo:rsid="02e9bb8b" style:font-size-asian="14pt" style:font-weight-asian="normal" style:font-size-complex="14pt" style:font-weight-complex="normal"/>
    </style:style>
    <style:style style:name="T128" style:family="text">
      <style:text-properties style:text-position="0% 100%" style:font-name="Times New Roman" fo:font-size="14pt" fo:font-weight="normal" officeooo:rsid="02eb1255" style:font-size-asian="14pt" style:font-weight-asian="normal" style:font-size-complex="14pt" style:font-weight-complex="normal"/>
    </style:style>
    <style:style style:name="T129" style:family="text">
      <style:text-properties style:text-position="0% 100%" style:font-name="Times New Roman" fo:font-size="14pt" fo:font-weight="normal" officeooo:rsid="02eceb82" style:font-size-asian="14pt" style:font-weight-asian="normal" style:font-size-complex="14pt" style:font-weight-complex="normal"/>
    </style:style>
    <style:style style:name="T130" style:family="text">
      <style:text-properties style:text-position="0% 100%" style:font-name="Times New Roman" fo:font-size="14pt" fo:font-weight="normal" officeooo:rsid="02ed445a" style:font-size-asian="14pt" style:font-weight-asian="normal" style:font-size-complex="14pt" style:font-weight-complex="normal"/>
    </style:style>
    <style:style style:name="T131" style:family="text">
      <style:text-properties style:text-position="0% 100%" style:font-name="Times New Roman" fo:font-size="14pt" fo:font-weight="normal" officeooo:rsid="02eedb18" style:font-size-asian="14pt" style:font-weight-asian="normal" style:font-size-complex="14pt" style:font-weight-complex="normal"/>
    </style:style>
    <style:style style:name="T132" style:family="text">
      <style:text-properties style:text-position="0% 100%" style:font-name="Times New Roman" fo:font-size="14pt" fo:font-weight="normal" officeooo:rsid="02f0609e" style:font-size-asian="14pt" style:font-weight-asian="normal" style:font-size-complex="14pt" style:font-weight-complex="normal"/>
    </style:style>
    <style:style style:name="T133" style:family="text">
      <style:text-properties style:text-position="0% 100%" style:font-name="Times New Roman" fo:font-size="14pt" fo:font-weight="normal" officeooo:rsid="02f235ee" style:font-size-asian="14pt" style:font-weight-asian="normal" style:font-size-complex="14pt" style:font-weight-complex="normal"/>
    </style:style>
    <style:style style:name="T134" style:family="text">
      <style:text-properties style:text-position="0% 100%" style:font-name="Times New Roman" fo:font-size="14pt" fo:font-weight="normal" officeooo:rsid="02f345eb" style:font-size-asian="14pt" style:font-weight-asian="normal" style:font-size-complex="14pt" style:font-weight-complex="normal"/>
    </style:style>
    <style:style style:name="T135" style:family="text">
      <style:text-properties style:text-position="0% 100%" style:font-name="Times New Roman" fo:font-size="14pt" fo:font-weight="normal" officeooo:rsid="02f39046" style:font-size-asian="14pt" style:font-weight-asian="normal" style:font-size-complex="14pt" style:font-weight-complex="normal"/>
    </style:style>
    <style:style style:name="T136" style:family="text">
      <style:text-properties style:text-position="0% 100%" style:font-name="Times New Roman" fo:font-size="14pt" fo:font-weight="normal" officeooo:rsid="02f39830" style:font-size-asian="14pt" style:font-weight-asian="normal" style:font-size-complex="14pt" style:font-weight-complex="normal"/>
    </style:style>
    <style:style style:name="T137" style:family="text">
      <style:text-properties style:text-position="0% 100%" style:font-name="Times New Roman" fo:font-size="14pt" fo:font-weight="normal" officeooo:rsid="02f6373e" style:font-size-asian="14pt" style:font-weight-asian="normal" style:font-size-complex="14pt" style:font-weight-complex="normal"/>
    </style:style>
    <style:style style:name="T138" style:family="text">
      <style:text-properties style:text-position="0% 100%" style:font-name="Times New Roman" fo:font-size="14pt" fo:font-weight="normal" officeooo:rsid="02f90946" style:font-size-asian="14pt" style:font-weight-asian="normal" style:font-size-complex="14pt" style:font-weight-complex="normal"/>
    </style:style>
    <style:style style:name="T139" style:family="text">
      <style:text-properties style:text-position="0% 100%" style:font-name="Times New Roman" fo:font-size="14pt" fo:font-weight="normal" officeooo:rsid="02faa41f" style:font-size-asian="14pt" style:font-weight-asian="normal" style:font-size-complex="14pt" style:font-weight-complex="normal"/>
    </style:style>
    <style:style style:name="T140" style:family="text">
      <style:text-properties style:text-position="0% 100%" style:font-name="Times New Roman" fo:font-size="14pt" fo:font-weight="bold" style:font-size-asian="14pt" style:font-weight-asian="bold" style:font-size-complex="14pt" style:font-weight-complex="bold"/>
    </style:style>
    <style:style style:name="T141" style:family="text">
      <style:text-properties style:text-position="0% 100%" style:font-name="Times New Roman" fo:font-size="14pt" fo:font-weight="bold" officeooo:rsid="02eb1255" style:font-size-asian="14pt" style:font-weight-asian="bold" style:font-size-complex="14pt" style:font-weight-complex="bold"/>
    </style:style>
    <style:style style:name="T142" style:family="text">
      <style:text-properties style:text-position="0% 100%" style:font-name="Times New Roman" fo:font-size="14pt" fo:font-weight="bold" officeooo:rsid="02f6373e" style:font-size-asian="14pt" style:font-weight-asian="bold" style:font-size-complex="14pt" style:font-weight-complex="bold"/>
    </style:style>
    <style:style style:name="T143" style:family="text">
      <style:text-properties officeooo:rsid="029c7e55"/>
    </style:style>
    <style:style style:name="T144" style:family="text">
      <style:text-properties officeooo:rsid="029e35fc"/>
    </style:style>
    <style:style style:name="T145" style:family="text">
      <style:text-properties officeooo:rsid="029faaf8"/>
    </style:style>
    <style:style style:name="T146" style:family="text">
      <style:text-properties officeooo:rsid="02a16094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officeooo:rsid="02a33b00"/>
    </style:style>
    <style:style style:name="T149" style:family="text">
      <style:text-properties fo:language="en" fo:country="US" officeooo:rsid="02a66257"/>
    </style:style>
    <style:style style:name="T150" style:family="text">
      <style:text-properties fo:language="en" fo:country="US" officeooo:rsid="02a80b5e"/>
    </style:style>
    <style:style style:name="T151" style:family="text">
      <style:text-properties fo:language="en" fo:country="US" officeooo:rsid="02a9fa51"/>
    </style:style>
    <style:style style:name="T152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53" style:family="text">
      <style:text-properties fo:language="en" fo:country="US" officeooo:rsid="02b7f36e"/>
    </style:style>
    <style:style style:name="T154" style:family="text">
      <style:text-properties fo:language="en" fo:country="US" officeooo:rsid="0304a09a"/>
    </style:style>
    <style:style style:name="T155" style:family="text">
      <style:text-properties officeooo:rsid="02a33b00"/>
    </style:style>
    <style:style style:name="T156" style:family="text">
      <style:text-properties officeooo:rsid="02a66257"/>
    </style:style>
    <style:style style:name="T157" style:family="text">
      <style:text-properties officeooo:rsid="02a80b5e"/>
    </style:style>
    <style:style style:name="T158" style:family="text">
      <style:text-properties officeooo:rsid="02a9fa51"/>
    </style:style>
    <style:style style:name="T159" style:family="text">
      <style:text-properties officeooo:rsid="02afbabb"/>
    </style:style>
    <style:style style:name="T160" style:family="text">
      <style:text-properties officeooo:rsid="02b5bfd0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style:text-position="super 58%" style:font-name="Times New Roman" fo:font-size="14pt" fo:language="en" fo:country="US" fo:font-weight="bold" officeooo:rsid="02e062b1" style:font-size-asian="14pt" style:font-weight-asian="bold" style:font-size-complex="14pt" style:font-weight-complex="bold"/>
    </style:style>
    <style:style style:name="T163" style:family="text">
      <style:text-properties style:text-position="super 58%" style:font-name="Times New Roman" fo:font-size="14pt" fo:language="en" fo:country="US" fo:font-weight="bold" officeooo:rsid="02e26d42" style:font-size-asian="14pt" style:font-weight-asian="bold" style:font-size-complex="14pt" style:font-weight-complex="bold"/>
    </style:style>
    <style:style style:name="T164" style:family="text">
      <style:text-properties style:text-position="super 58%" style:font-name="Times New Roman" fo:font-size="14pt" fo:language="en" fo:country="US" fo:font-weight="bold" officeooo:rsid="02eb1255" style:font-size-asian="14pt" style:font-weight-asian="bold" style:font-size-complex="14pt" style:font-weight-complex="bold"/>
    </style:style>
    <style:style style:name="T165" style:family="text">
      <style:text-properties style:text-position="super 58%" style:font-name="Times New Roman" fo:font-size="14pt" fo:language="en" fo:country="US" fo:font-weight="bold" officeooo:rsid="02f39830" style:font-size-asian="14pt" style:font-weight-asian="bold" style:font-size-complex="14pt" style:font-weight-complex="bold"/>
    </style:style>
    <style:style style:name="T166" style:family="text">
      <style:text-properties style:text-position="super 58%" style:font-name="Times New Roman" fo:font-size="14pt" fo:language="en" fo:country="US" fo:font-weight="bold" officeooo:rsid="02faa41f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46">Московский авиационный институт</text:p>
      <text:p text:style-name="P6">(Национальный Исследовательский Институт)</text:p>
      <text:p text:style-name="P6"/>
      <text:p text:style-name="P5">Кафедра вычислительной математики и программирования.</text:p>
      <text:p text:style-name="P4"/>
      <text:h text:style-name="P49" text:outline-level="1"><text:bookmark-start text:name="__RefHeading___Toc1049_1425998928"/>Курсов<text:span text:style-name="T4">ая</text:span> работа<text:bookmark-end text:name="__RefHeading___Toc1049_1425998928"/></text:h>
      <text:h text:style-name="P50" text:outline-level="1"><text:bookmark-start text:name="__RefHeading___Toc1051_1425998928"/><text:span text:style-name="T1">по курсу «</text:span><text:span text:style-name="T52">практикум на ЭВМ</text:span><text:span text:style-name="T1">»</text:span><text:bookmark-end text:name="__RefHeading___Toc1051_1425998928"/></text:h>
      <text:h text:style-name="P50" text:outline-level="1"><text:bookmark-start text:name="__RefHeading___Toc1053_1425998928"/><text:span text:style-name="T1">Задание №</text:span><text:span text:style-name="T53">9</text:span><text:span text:style-name="T1">:</text:span><text:bookmark-end text:name="__RefHeading___Toc1053_1425998928"/></text:h>
      <text:h text:style-name="P51" text:outline-level="1"><text:bookmark-start text:name="__RefHeading___Toc1055_1425998928"/>Сортировка и поиск<text:bookmark-end text:name="__RefHeading___Toc1055_1425998928"/></text:h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удент:</text:p>
          </table:table-cell>
          <table:table-cell table:style-name="Таблица1.B1" office:value-type="string">
            <text:p text:style-name="P11">Суханов Е. А.</text:p>
          </table:table-cell>
        </table:table-row>
        <table:table-row>
          <table:table-cell table:style-name="Таблица1.A2" office:value-type="string">
            <text:p text:style-name="P11">Группа:</text:p>
          </table:table-cell>
          <table:table-cell table:style-name="Таблица1.B2" office:value-type="string">
            <text:p text:style-name="P11">М80-106Б</text:p>
          </table:table-cell>
        </table:table-row>
        <table:table-row>
          <table:table-cell table:style-name="Таблица1.A2" office:value-type="string">
            <text:p text:style-name="P11">Преподаватель:</text:p>
          </table:table-cell>
          <table:table-cell table:style-name="Таблица1.B2" office:value-type="string">
            <text:p text:style-name="P11">Дубинин А. В.</text:p>
          </table:table-cell>
        </table:table-row>
        <table:table-row>
          <table:table-cell table:style-name="Таблица1.A2" office:value-type="string">
            <text:p text:style-name="P11">Оценка:</text:p>
          </table:table-cell>
          <table:table-cell table:style-name="Таблица1.B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1">Дата:</text:p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7">Оглавление</text:p>
          </text:index-title>
          <text:p text:style-name="P10"><text:a xlink:type="simple" xlink:href="#__RefHeading___Toc211_1642795868" text:style-name="Index_20_Link" text:visited-style-name="Index_20_Link">Введение<text:tab/>1</text:a></text:p>
          <text:p text:style-name="P13">Цель<text:tab/>1</text:p>
          <text:p text:style-name="P13">Задание<text:tab/>1</text:p>
          <text:p text:style-name="P10"><text:a xlink:type="simple" xlink:href="#__RefHeading___Toc213_1642795868" text:style-name="Index_20_Link" text:visited-style-name="Index_20_Link">Теория<text:tab/>2</text:a></text:p>
          <text:p text:style-name="P13">Линейный поиск<text:tab/>2</text:p>
          <text:p text:style-name="P13">Двоичный поиск<text:tab/>2</text:p>
          <text:p text:style-name="P13">Сортировка<text:tab/>4</text:p>
          <text:p text:style-name="P45">Сортировка выбором<text:tab/>5</text:p>
          <text:p text:style-name="P45">Сортировка вставкой<text:tab/>5</text:p>
          <text:p text:style-name="P45">Сортировка пузырьком<text:tab/>6</text:p>
          <text:p text:style-name="P45">Шейкерная сортировка<text:tab/>6</text:p>
          <text:p text:style-name="P45">Сортировка Хоара<text:tab/>7</text:p>
          <text:p text:style-name="P45">Сортировка Слиянием<text:tab/>7</text:p>
          <text:p text:style-name="P10"><text:a xlink:type="simple" xlink:href="#__RefHeading___Toc215_1642795868" text:style-name="Index_20_Link" text:visited-style-name="Index_20_Link">Описание программы<text:tab/>8</text:a></text:p>
          <text:p text:style-name="P13">Таблица<text:tab/>8</text:p>
          <text:p text:style-name="P13">Задачи<text:tab/>8</text:p>
          <text:p text:style-name="P10"><text:a xlink:type="simple" xlink:href="#__RefHeading___Toc217_1642795868" text:style-name="Index_20_Link" text:visited-style-name="Index_20_Link">Заключение<text:tab/>9</text:a></text:p>
          <text:p text:style-name="P10"><text:a xlink:type="simple" xlink:href="#__RefHeading___Toc219_1642795868" text:style-name="Index_20_Link" text:visited-style-name="Index_20_Link">Список источников<text:tab/>10</text:a></text:p>
        </text:index-body>
      </text:table-of-content>
      <text:p text:style-name="P7"/>
      <text:h text:style-name="P52" text:outline-level="1"><text:bookmark-start text:name="__RefHeading___Toc211_1642795868"/>Введение<text:bookmark-end text:name="__RefHeading___Toc211_1642795868"/></text:h>
      <text:p text:style-name="P18"><text:toc-mark-start text:id="IMark346046452" text:outline-level="2"/><text:span text:style-name="T42">Цель</text:span><text:toc-mark-end text:id="IMark346046452"/><text:span text:style-name="T43">. </text:span><text:span text:style-name="T45">Ознакомиться с алгоритмами сортировок, и применить их на практике.</text:span></text:p>
      <text:p text:style-name="P19"><text:toc-mark-start text:id="IMark346045684" text:outline-level="2"/><text:span text:style-name="T43">Задание</text:span><text:toc-mark-end text:id="IMark346045684"/><text:span text:style-name="T43">. </text:span><text:span text:style-name="T46">Составить программу на языке программирования Си для сортировки таблицы заданным методом и двоичного поиска по ключу в таблице.</text:span></text:p>
      <text:p text:style-name="P30"><text:span text:style-name="T46">П</text:span><text:span text:style-name="T44">рограмма должна уметь:</text:span></text:p>
      <text:list xml:id="list202217456" text:style-name="L1">
        <text:list-item>
          <text:p text:style-name="P55">вводить значения элементов неупорядоченной таблицы;</text:p>
        </text:list-item>
        <text:list-item>
          <text:p text:style-name="P58"><text:span text:style-name="T48">сортировать таблицу </text:span><text:span text:style-name="T47">сортировкой</text:span><text:span text:style-name="T48"> перемешиванием;</text:span></text:p>
        </text:list-item>
        <text:list-item>
          <text:p text:style-name="P55">двоичный поиск значения по ключу в отсортированной таблице;</text:p>
        </text:list-item>
      </text:list>
      <text:h text:style-name="P53" text:outline-level="1"><text:bookmark-start text:name="__RefHeading___Toc213_1642795868"/>Теория<text:bookmark-end text:name="__RefHeading___Toc213_1642795868"/></text:h>
      <text:p text:style-name="P33">Одно из самых популярных действий, которые совершают компьютеры – поиск данных. Существует множество различных структур данных, которые позволяют производить поиск. Рассмотрим поиск элементов в массиве.</text:p>
      <text:p text:style-name="P25"><text:toc-mark-start text:id="IMark346046452" text:outline-level="2"/><text:span text:style-name="T82">Линейный </text:span><text:span text:style-name="T83">поиск</text:span><text:toc-mark-end text:id="IMark346046452"/><text:span text:style-name="T55">. Тривиальная реализация поиска заключается в простом проходе по массиву и нахождении соответствующего элемента.</text:span></text:p>
      <text:p text:style-name="P32">Алгоритм:</text:p>
      <text:list xml:id="list872969309" text:style-name="L2">
        <text:list-item>
          <text:p text:style-name="P60">Пока не конец массива;</text:p>
          <text:list>
            <text:list-item>
              <text:p text:style-name="P60">Если текущий элемент является искомым, то возвращаем его;</text:p>
            </text:list-item>
            <text:list-item>
              <text:p text:style-name="P60">Иначе переходим к следующему элементу;</text:p>
            </text:list-item>
          </text:list>
        </text:list-item>
        <text:list-item>
          <text:p text:style-name="P60">Элемент не найден, возвращаем сообщение об этом;</text:p>
        </text:list-item>
      </text:list>
      <text:p text:style-name="P34">Как видно, сложность такого подхода линейна. Что может быть непозволительно долго в больших массивах. Но, у такого подхода есть и достоинства:</text:p>
      <text:list xml:id="list2413738232" text:style-name="L3">
        <text:list-item>
          <text:p text:style-name="P61">Простота реализации<text:span text:style-name="T154">;</text:span></text:p>
        </text:list-item>
        <text:list-item>
          <text:p text:style-name="P61">Работает в последовательных структурах, таких как список, очередь и т. п.;</text:p>
        </text:list-item>
      </text:list>
      <text:p text:style-name="P34"/>
      <text:p text:style-name="P39"><text:toc-mark-start text:id="IMark346045828" text:outline-level="2"/><text:span text:style-name="T161">Двоичный поиск</text:span><text:toc-mark-end text:id="IMark346045828"/>. <text:span text:style-name="T143">Попробуем ускорить поиск. Возьмем пример из жизни: поиск слова в словаре. Словари обычно имеют большое количество слов. </text:span><text:span text:style-name="T145">В</text:span><text:span text:style-name="T143">ряд ли пользователь словаря будет искать нужное слово </text:span><text:span text:style-name="T144">с помощью линейного поиска. </text:span><text:span text:style-name="T146">Пользователь знает, что словарь отсортирован в лексикографическом порядке и искать слово, начинающиеся на букву «С» бессмысленно в разделе с словами на <text:s/>«А», вместо этого он открывает страницу, где примерно по его мнению должны находится слова на букву «С». А если он промахнулся, то определяет: взять левее или правее. Таким образом поиск нужного слова занимает намного меньше времени.</text:span></text:p>
      <text:p text:style-name="P35">Приведем более формальный алгоритм двоичного поиска. <text:span text:style-name="T155">Идея алгоритма заключается в уменьшении области поиска в два раза, за каждую итерацию. Пусть требуется найти элемент с ключом </text:span><text:span text:style-name="T148">k </text:span><text:span text:style-name="T155">в массиве </text:span><text:span text:style-name="T148">M, </text:span><text:span text:style-name="T155">длиной </text:span><text:span text:style-name="T148">n. </text:span><text:span text:style-name="T155">Определим </text:span><text:soft-page-break/><text:span text:style-name="T155">границы поиска: </text:span><text:span text:style-name="T148">l = 0 – </text:span><text:span text:style-name="T155">левая граница и </text:span><text:span text:style-name="T148">r = n-1 – </text:span><text:span text:style-name="T155">правая граница. Делить промежуток поиска будем пополам. Для этого найдем средний элемент </text:span><text:span text:style-name="T148">m = (l + r)/2, </text:span><text:span text:style-name="T155">для него возможно три варианта: </text:span><text:span text:style-name="T148">M[</text:span><text:span text:style-name="T149">m</text:span><text:span text:style-name="T148">] </text:span><text:span text:style-name="T155">является искомым; </text:span><text:span text:style-name="T149">M[m] </text:span><text:span text:style-name="T156">меньше искомого; </text:span><text:span text:style-name="T149">M[m] </text:span><text:span text:style-name="T156">больше искомого. В первом случае алгоритм нашел искомый элемент и может завершить работу. Во втором и третьем случаях нужно уменьшить промежуток поиска: </text:span><text:span text:style-name="T149">M[m] </text:span><text:span text:style-name="T156">меньше искомого, то </text:span><text:span text:style-name="T149">l = m + 1 </text:span><text:span text:style-name="T156">(так как массив отсортирован, то искомый элемент должен быть больше </text:span><text:span text:style-name="T149">M[m]</text:span><text:span text:style-name="T150">); M[m] </text:span><text:span text:style-name="T157">больше искомого, то </text:span><text:span text:style-name="T150">r = m – 1. </text:span><text:span text:style-name="T158">Эти действия нужно повторять, либо пока элемент не будет найден, либо </text:span><text:span text:style-name="T151">l </text:span><text:span text:style-name="T158">и </text:span><text:span text:style-name="T151">r </text:span><text:span text:style-name="T158">границы не пересекутся.</text:span></text:p>
      <text:list xml:id="list593047980" text:style-name="L4">
        <text:list-item>
          <text:p text:style-name="P62">Пока <text:span text:style-name="T147">l &lt;= <text:s/>r ;</text:span></text:p>
          <text:list>
            <text:list-item>
              <text:p text:style-name="P67">m = (l + r) / 2;</text:p>
            </text:list-item>
            <text:list-item>
              <text:p text:style-name="P62">Если <text:span text:style-name="T147">M[m] == k, </text:span>то вернуть <text:span text:style-name="T147">m;</text:span></text:p>
            </text:list-item>
            <text:list-item>
              <text:p text:style-name="P62">Если <text:span text:style-name="T147">M[m] &lt; k, </text:span>то <text:span text:style-name="T147">l = m+1;</text:span></text:p>
            </text:list-item>
            <text:list-item>
              <text:p text:style-name="P62">Если <text:span text:style-name="T147">M[m] &gt; k, </text:span>то <text:span text:style-name="T147">r = m-1;</text:span></text:p>
            </text:list-item>
          </text:list>
        </text:list-item>
        <text:list-item>
          <text:p text:style-name="P65">Элемент не найден, вернуть -1;</text:p>
        </text:list-item>
      </text:list>
      <text:p text:style-name="P36">Сложность данного алгоритма <text:span text:style-name="T159">составляет</text:span> <text:span text:style-name="T152">O(logn)</text:span><text:span text:style-name="T147">, </text:span>так как за одну итерацию промежуток уменьшается в два раза, пока не станет равен 0. <text:span text:style-name="T159">Так же, данная реализация довольно наглядна, но она не гарантирует, что найденный элемент будет первым или последним, если таких элементов в массиве несколько.</text:span></text:p>
      <text:p text:style-name="P26"><text:span text:style-name="T57">Зачастую требуется найти первое или последнее вхождение элемента.</text:span><text:span text:style-name="T90"> </text:span><text:span text:style-name="T58">Упростим первую реализацию бинарного поиска. </text:span></text:p>
      <text:list xml:id="list3702583828" text:style-name="L5">
        <text:list-item>
          <text:p text:style-name="P59"><text:span text:style-name="T56">Пока </text:span><text:span text:style-name="T89">l &lt; <text:s/>r ;</text:span></text:p>
          <text:list>
            <text:list-item>
              <text:p text:style-name="P68">m = (l + r) / 2;</text:p>
            </text:list-item>
            <text:list-item>
              <text:p text:style-name="P63">Если <text:span text:style-name="T147">M[m] &lt; k, </text:span>то <text:span text:style-name="T147">l = m+1;</text:span></text:p>
            </text:list-item>
            <text:list-item>
              <text:p text:style-name="P64">Если <text:span text:style-name="T147">M[m] &gt;</text:span><text:span text:style-name="T160">= </text:span><text:span text:style-name="T147"><text:s/>k, </text:span>то <text:span text:style-name="T147">r = </text:span><text:span text:style-name="T153">m;</text:span></text:p>
            </text:list-item>
          </text:list>
        </text:list-item>
        <text:list-item>
          <text:p text:style-name="P66">Если <text:span text:style-name="T147">M[r] == k, </text:span>то вернуть <text:span text:style-name="T147">r;</text:span></text:p>
        </text:list-item>
        <text:list-item>
          <text:p text:style-name="P66">Иначе вернуть <text:span text:style-name="T147">-1;</text:span></text:p>
        </text:list-item>
      </text:list>
      <text:p text:style-name="P27"><text:span text:style-name="T59">Во-первых было упрощено условие цикла: мы вынесли проверку на нахождение <text:s/>элемента за цикл, а затем упростили цикл, так как <text:s/>если </text:span><text:span text:style-name="T91">l &gt;= r, </text:span><text:span text:style-name="T59">то производить дальнейшей поиск бессмысленно. Во-вторых мы изменили условие изменения </text:span><text:soft-page-break/><text:span text:style-name="T59">правой границы: теперь мы сдвигаем правую границу к самому левому вхождению искомого элемента. И если такой элемент будет существовать, то его индекс по завершению </text:span><text:span text:style-name="T60">цикла</text:span><text:span text:style-name="T59"> будет равен </text:span><text:span text:style-name="T91">r. </text:span><text:span text:style-name="T61">Если нужно найти </text:span><text:span text:style-name="T63">самое правое</text:span><text:span text:style-name="T61"> вхождение, <text:s/>то надо проделать </text:span><text:span text:style-name="T62">соответствующие</text:span><text:span text:style-name="T61"> изменения с левой границей, не трогая правую. </text:span><text:span text:style-name="T62">Сложность так же остается </text:span><text:span text:style-name="T63">логарифмической.</text:span></text:p>
      <text:p text:style-name="P43"><text:span text:style-name="T63">Д</text:span><text:span text:style-name="T54">остоинства данного метода по сравнению с линейным поиском очевидны: если одна итерация линейного поиска занимает 1 секунду, а одна итерация двоичного – 3 секунды, то в массиве из </text:span><text:span text:style-name="T88"><text:s/></text:span><text:span text:style-name="T54">1-го миллиона элементов линейный поиск будет происходить за </text:span><text:span text:style-name="T88">11.5 </text:span><text:span text:style-name="T54">дней, а двоичный – </text:span><text:span text:style-name="T88">1 </text:span><text:span text:style-name="T54">минуту!</text:span></text:p>
      <text:p text:style-name="P37">Так же, двоичный поиск может работать не только на массивах, но и на монотонных функциях.</text:p>
      <text:p text:style-name="P37">Но у двоичного поиска есть и недостаток. Для его работы нужно отсортировать массив. <text:s/></text:p>
      <text:p text:style-name="P44"><text:toc-mark-start text:id="IMark346046548" text:outline-level="2"/><text:span text:style-name="T81">Сортировка</text:span><text:toc-mark-end text:id="IMark346046548"/><text:span text:style-name="T54">. Существует множество методов сортировки. Начиная от шуточных сортировок типа: </text:span><text:span text:style-name="T88">sleep sort </text:span><text:span text:style-name="T54">или сортировки Сталина и заканчивая вполне серьезными сортировками. </text:span><text:span text:style-name="T64">Различные сортировки иногда используют для проверки быстроты работы компьютера.</text:span></text:p>
      <text:p text:style-name="P28"><text:span text:style-name="T64">Все сортировки можно разбить на группы, в зависимости от </text:span><text:span text:style-name="T65">временной</text:span><text:span text:style-name="T64"> сложности:</text:span></text:p>
      <text:list xml:id="list1522222025" text:style-name="L6">
        <text:list-item>
          <text:p text:style-name="P69"><text:span text:style-name="T64">С</text:span><text:span text:style-name="T54">ортировки, работающие не за полином, например </text:span><text:span text:style-name="T88">Bogosort </text:span><text:span text:style-name="T54">(случайным образом перемешиваем массив и смотрим, отсортирован ли он)</text:span><text:span text:style-name="T88">, </text:span><text:span text:style-name="T54">имеющая</text:span><text:span text:style-name="T66"> среднюю</text:span><text:span text:style-name="T54"> сложность </text:span><text:span text:style-name="T115">O(n*n!)</text:span><text:span text:style-name="T54">, а в худшем случае он никогда не завершит работу. Такие сортировки не используются и могут иметь лишь теоретическую пользу.</text:span></text:p>
        </text:list-item>
        <text:list-item>
          <text:p text:style-name="P70"><text:span text:style-name="T54">Сортировки, работающие за квадратичное время, например различные вариации сортировок вставкой, пузырьком, выбором. </text:span><text:span text:style-name="T67">Эти сортировки, как правило достаточно просты в реализации и имеют маленькую константу. Кроме теоретической пользы, они могут использоваться, если требуется отсортировать очень маленькие массивы.</text:span></text:p>
        </text:list-item>
        <text:list-item>
          <text:p text:style-name="P71"><text:span text:style-name="T67">С</text:span><text:span text:style-name="T54">ортировки, работающие за </text:span><text:span text:style-name="T104">O(nlogn)</text:span><text:span text:style-name="T54">, например быстрая сортировка, пирамидальная сортировка, сортировка слиянием. </text:span><text:span text:style-name="T68">Данная группа сортировок является самой эффективной по времени в общем случае. Сортировки работающие за меньшее время используют специфические </text:span><text:soft-page-break/><text:span text:style-name="T68">свойства конкретных данных. И в подавляющем большинстве случаев используют именно их, а в стандартных библиотеках почти всех языков есть реализация быстрой сортировки.</text:span></text:p>
        </text:list-item>
        <text:list-item>
          <text:p text:style-name="P72"><text:span text:style-name="T54">Сортировки, работающие меньше, чем за </text:span><text:span text:style-name="T116">O(nlogn)</text:span><text:span text:style-name="T92">, </text:span><text:span text:style-name="T69">как говорилось выше, данные сортировки используют специфические особенности данных или вносят некоторые ограничения. </text:span><text:span text:style-name="T70">Например поразрядная сортировка имеет временную сложность </text:span><text:span text:style-name="T105">O(nk)</text:span><text:span text:style-name="T70">, а объемная сложность составляет</text:span><text:span text:style-name="T93"> </text:span><text:span text:style-name="T105">O(k </text:span><text:span text:style-name="T106">+ n</text:span><text:span text:style-name="T105">)</text:span><text:span text:style-name="T93">,</text:span><text:span text:style-name="T70"> где</text:span><text:span text:style-name="T93"> k –</text:span><text:span text:style-name="T70"> кол-во разрядов </text:span><text:span text:style-name="T71">числа</text:span><text:span text:style-name="T70">. </text:span><text:span text:style-name="T72">Данная группа сортировок используется в специфичных </text:span><text:span text:style-name="T73">местах, требующих сортировок.</text:span></text:p>
        </text:list-item>
      </text:list>
      <text:p text:style-name="P40"><text:span text:style-name="T118">С</text:span><text:span text:style-name="T117">ортировки </text:span><text:span text:style-name="T119">отличаются по устойчивости. Устойчивые сортировки не меняют относительный порядок одинаковых элементов, а неустойчивые – могут его поменять.</text:span></text:p>
      <text:p text:style-name="P41"><text:span text:style-name="T117">Сортировки бывают внешними и внутренними. Внешние сортировки работают с данными, имеющий последовательный доступ (например данные, записанные на магнитной ленте</text:span><text:span text:style-name="T120">). </text:span><text:span text:style-name="T121">А внутренние сортировки работают с данными, имеющими параллельный доступ (массивы, таблицы).</text:span></text:p>
      <text:p text:style-name="P42"><text:span text:style-name="T121">Р</text:span><text:span text:style-name="T117">ассмотрим идеи некоторых сортировок.</text:span></text:p>
      <text:p text:style-name="P29"><text:toc-mark-start text:id="IMark346046308" text:outline-level="3"/><text:span text:style-name="T84">Сортировка выбором</text:span><text:toc-mark-end text:id="IMark346046308"/><text:span text:style-name="T75">. Идея сортировок, работающих за двоичное время заключается в разделении массива на две части: отсортированная и не отсортированная. Изначально отсортированная часть имеет длину 0. В не отсортированной части массива выбирается наименьший элемент, а затем меняется местами с первым не отсортированным элементом</text:span><text:span text:style-name="T76">. Д</text:span><text:span text:style-name="T75">лина отсортированной части увеличивается на единицу, </text:span><text:span text:style-name="T76">а не отсортированной – уменьшается</text:span><text:span text:style-name="T75">. </text:span><text:span text:style-name="T76">Данное действие повторяется, пока длина не отсортированной части станет равной нулю. Так как для поиска элемента в не отсортированном массиве нужно </text:span><text:span text:style-name="T107">O(n</text:span><text:span text:style-name="T85">)</text:span><text:span text:style-name="T76"> времени, а всего операций поиска</text:span><text:span text:style-name="T94"> n,</text:span><text:span text:style-name="T76"> то сложность составляет</text:span><text:span text:style-name="T94"> </text:span><text:span text:style-name="T107">O(n</text:span><text:span text:style-name="T162">2</text:span><text:span text:style-name="T107">)</text:span><text:span text:style-name="T94">. </text:span><text:span text:style-name="T77">Такая сортировка хорошо справляется с почти отсортированным массивом. А самым худшим случаем является массив, который отсортирован в обратном порядке.</text:span></text:p>
      <text:p text:style-name="P29"><text:toc-mark-start text:id="IMark346046932" text:outline-level="3"/><text:span text:style-name="T140">Сортировка вставкой</text:span><text:toc-mark-end text:id="IMark346046932"/><text:span text:style-name="T117">. </text:span><text:span text:style-name="T122">Изначально отсортированная часть имеет длину 0. Берется первый не отсортированный элемент и вставляется на свое место в отсортированной части. Тем самым увеличивая ее размер на 1, а не отсортированная часть уменьшается. </text:span><text:span text:style-name="T123">Сложность такого подхода равна </text:span><text:span text:style-name="T108">O(n</text:span><text:span text:style-name="T163">2</text:span><text:span text:style-name="T108">)</text:span><text:span text:style-name="T95">, </text:span><text:span text:style-name="T123">так как для вставки элемента на свое место нужно потратить </text:span><text:span text:style-name="T108">O(n)</text:span><text:span text:style-name="T95"> </text:span><text:span text:style-name="T123">операций </text:span><text:soft-page-break/><text:span text:style-name="T123">(меняем местами </text:span><text:span text:style-name="T95">i-1 </text:span><text:span text:style-name="T123">и</text:span><text:span text:style-name="T95"> i </text:span><text:span text:style-name="T123">элемент, как бы проталкивая новый элемент в начало массива, на свое место), а самих вставок так же </text:span><text:span text:style-name="T95">n. </text:span><text:span text:style-name="T123">Существует двоичная вставка, где поиск места для нового элемента в отсортированной части осуществляется с помощью двоичного поиска. Но, т. к. процедура вставки нового элемента на место </text:span><text:span text:style-name="T124">остается линейной, так как надо поменять местами </text:span><text:span text:style-name="T109">O(n)</text:span><text:span text:style-name="T96"> </text:span><text:span text:style-name="T124">элементов и итоговая сложность не изменяется. Зато значительно уменьшается кол-во сравнений, что может быть полезным, если сравнение двух элементов занимает больше времени, чем обмена местами </text:span><text:span text:style-name="T125">этих элементов. </text:span><text:span text:style-name="T129">Хорошо работает в почти отсортированных массивах. </text:span><text:span text:style-name="T130">Плохо работает в массивах с обратной сортировкой.</text:span></text:p>
      <text:p text:style-name="P42"><text:toc-mark-start text:id="IMark346046932" text:outline-level="3"/><text:span text:style-name="T140">Сортировка пузырьком</text:span><text:toc-mark-end text:id="IMark346046932"/><text:span text:style-name="T117">.</text:span><text:span text:style-name="T126"> Отсортированная часть будет начинаться в конце массива. Идем с начала массива и меняем местами два элемента, которые </text:span><text:span text:style-name="T127">не являются упорядочными относительно друг друга. </text:span><text:span text:style-name="T128">За каждую итерацию элемент с самым большим значением «всплывает» </text:span><text:span text:style-name="T97">(</text:span><text:span text:style-name="T128">как пузырь) в самый конец не отсортированной части. Тем самым увеличивая отсортированную часть и уменьшая не отсортированную часть. Так как одна итерация «всплытия» занимает </text:span><text:span text:style-name="T110">O(n)</text:span><text:span text:style-name="T97">, </text:span><text:span text:style-name="T128">а всего таких итераций </text:span><text:span text:style-name="T97">n, </text:span><text:span text:style-name="T128">то итоговая сложность </text:span><text:span text:style-name="T110">O(n</text:span><text:span text:style-name="T164">2</text:span><text:span text:style-name="T110">)</text:span><text:span text:style-name="T97">. </text:span><text:span text:style-name="T131">Хорошо работает в почти отсортированных массивах. </text:span><text:span text:style-name="T132">Плохо работает в массивах с обратной сортировкой.</text:span></text:p>
      <text:p text:style-name="P42"><text:toc-mark-start text:id="IMark346046932" text:outline-level="3"/><text:span text:style-name="T140">Шейкерная </text:span><text:span text:style-name="T141">сортировка</text:span><text:toc-mark-end text:id="IMark346046932"/><text:span text:style-name="T128">. </text:span><text:span text:style-name="T133">Является разновидностью сортировки пузырьком. Для сортировки пузырьком можно применить некоторые эвристики. Во-первых, можно заметить, если при движении по части массива перестановок не происходит, то эта часть массива уже отсортирована. Можно запоминать индекс последнего элемента который был переставлен и увеличивать отсортированную часть не на единицу, а до этого индекса. Во-вторых, при движении от начала к концу максимальный элемент «всплывает» быстро, а минимальный, напротив, «тонет» на одну позицию. </text:span><text:span text:style-name="T134">Это можно исправить, если сначала «протаскивать» максимальный элемент вверх, а на обратном пути – минимальный вниз. </text:span><text:span text:style-name="T135">Тем самым будет формироваться две отсортированной части – с левой стороны и с правой. А когда они сойдутся, то работа алгоритма будет завершена. </text:span><text:span text:style-name="T136">Сложность так же остается равной </text:span><text:span text:style-name="T111">O(n</text:span><text:span text:style-name="T165">2</text:span><text:span text:style-name="T111">)</text:span><text:span text:style-name="T98">, </text:span><text:span text:style-name="T136">так как для установки на свои места двух элементов требуется пройти </text:span><text:span text:style-name="T111">O(n) </text:span><text:span text:style-name="T136">элементов, а таких установок так же </text:span><text:span text:style-name="T111">O(n)</text:span><text:span text:style-name="T98">. </text:span><text:span text:style-name="T136">Алгоритм:</text:span></text:p>
      <text:list xml:id="list2162567059" text:style-name="L7">
        <text:list-item>
          <text:p text:style-name="P73"><text:span text:style-name="T136">Пока </text:span><text:span text:style-name="T98">l </text:span><text:span text:style-name="T99">&lt;</text:span><text:span text:style-name="T98"> r;</text:span></text:p>
          <text:list>
            <text:list-item>
              <text:p text:style-name="P78"><text:soft-page-break/><text:span text:style-name="T136">i</text:span><text:span text:style-name="T117">dx = l // <text:s/></text:span><text:span text:style-name="T78">И</text:span><text:span text:style-name="T54">ндекс последнего обмена;</text:span></text:p>
            </text:list-item>
            <text:list-item>
              <text:p text:style-name="P78"><text:span text:style-name="T117">for( i=l; i&lt;r; i++ )</text:span><text:span text:style-name="T78"> // Идем от начала не отсортированной части к концу; </text:span></text:p>
              <text:list>
                <text:list-item>
                  <text:p text:style-name="P74"><text:span text:style-name="T117">Если </text:span><text:span text:style-name="T88">M[i] &gt; M[i+1], </text:span><text:span text:style-name="T117">то их надо поменять местами и </text:span><text:span text:style-name="T88">idx = i+1;</text:span></text:p>
                </text:list-item>
              </text:list>
            </text:list-item>
            <text:list-item>
              <text:p text:style-name="P75"><text:span text:style-name="T88">r <text:s/>= idx // </text:span><text:span text:style-name="T117">Устанавливаем правую границу на место последнего обмена;</text:span></text:p>
            </text:list-item>
            <text:list-item>
              <text:p text:style-name="P79"><text:span text:style-name="T117">for( i=r; i&gt;l; i-- ) // </text:span><text:span text:style-name="T54">Идем от конца не отсортированной части к началу;</text:span></text:p>
              <text:list>
                <text:list-item>
                  <text:p text:style-name="P79"><text:span text:style-name="T54">Если </text:span><text:span text:style-name="T117">M[i] &lt; M[i-1]</text:span><text:span text:style-name="T54">, то их надо поменять местами и </text:span><text:span text:style-name="T117">idx = i-1;</text:span></text:p>
                </text:list-item>
              </text:list>
            </text:list-item>
            <text:list-item>
              <text:p text:style-name="P79"><text:span text:style-name="T117">l = idx // </text:span><text:span text:style-name="T54">Устанавливаем левую границу на место последнего об</text:span><text:span text:style-name="T79">мена;</text:span></text:p>
            </text:list-item>
          </text:list>
        </text:list-item>
      </text:list>
      <text:p text:style-name="P42"><text:toc-mark-start text:id="IMark346046932" text:outline-level="3"/><text:span text:style-name="T140">Сортировка </text:span><text:span text:style-name="T142">Хоара</text:span><text:toc-mark-end text:id="IMark346046932"/><text:span text:style-name="T137">. </text:span><text:span text:style-name="T138">Идея данной сортировки является в выборе опорного элемента и сортировки относительно него других элементов массива, так, что все элементы, расположенные левее опорного, станут меньше его, а все элементы, расположенные правее, – больше. </text:span><text:span text:style-name="T139">Затем, данная операция повторяется для левой и правой части. Эффективность данного метода зависит от выбора опорного элемента, в идеальном случае две части будут равного размера, что дает временную сложность</text:span><text:span text:style-name="T100"> </text:span><text:span text:style-name="T112">O(nlogn)</text:span><text:span text:style-name="T100">.</text:span><text:span text:style-name="T139"> Но в худшем случае сложность данного алгоритма будет равна</text:span><text:span text:style-name="T100"> </text:span><text:span text:style-name="T112">O(n</text:span><text:span text:style-name="T166">2</text:span><text:span text:style-name="T112">)</text:span><text:span text:style-name="T100"> (</text:span><text:span text:style-name="T139">если каждый раз одна из частей будет равна 1). Несмотря на это, данный алгоритм с некоторыми доработками используется на практике. Есть различные вариации разбиений и различные вариации выбора опорного элемента. В рекурсивном варианте занимает</text:span><text:span text:style-name="T100"> </text:span><text:span text:style-name="T112">O(n)</text:span><text:span text:style-name="T139"> памяти. С некоторыми доработками –</text:span><text:span text:style-name="T100"> </text:span><text:span text:style-name="T112">O(logn)</text:span><text:span text:style-name="T100">.</text:span><text:span text:style-name="T101"> </text:span></text:p>
      <text:p text:style-name="P29"><text:toc-mark-start text:id="IMark346045924" text:outline-level="3"/><text:span text:style-name="T86">Сортировка</text:span><text:span text:style-name="T84"> Слиянием</text:span><text:toc-mark-end text:id="IMark346045924"/><text:span text:style-name="T74">. </text:span><text:span text:style-name="T80">Идея данной сортировки заключается в слиянии уже отсортированных массивов. Сначала сливаются массивы длины 1 в массивы длины 2. Затем массивы длины 2 сливаются <text:s/>в массивы длины 4 и так далее, пока весь массив не будет отсортирован. Сложность слияния составляет </text:span><text:span text:style-name="T113">O(n)</text:span><text:span text:style-name="T102">, </text:span><text:span text:style-name="T80">а всего таких операций будет</text:span><text:span text:style-name="T87"> </text:span><text:span text:style-name="T113">O(logn)</text:span><text:span text:style-name="T102"> </text:span><text:span text:style-name="T80">итоговая сложность составляет </text:span><text:span text:style-name="T113">O(nlogn)</text:span><text:span text:style-name="T102">. </text:span><text:span text:style-name="T80">Данный алгоритм требует дополнительной памяти </text:span><text:span text:style-name="T114">O(n)</text:span><text:span text:style-name="T103">.</text:span></text:p>
      <text:p text:style-name="P38"/>
      <text:h text:style-name="P54" text:outline-level="1"><text:bookmark-start text:name="__RefHeading___Toc215_1642795868"/>Описание программы<text:bookmark-end text:name="__RefHeading___Toc215_1642795868"/></text:h>
      <text:p text:style-name="P20"><text:toc-mark-start text:id="IMark346045924" text:outline-level="2"/><text:span text:style-name="T26">Т</text:span><text:span text:style-name="T27">аблица</text:span><text:toc-mark-end text:id="IMark346045924"/><text:span text:style-name="T9">. Заданная таблица представляет собой массив элементов, содержащих два поля:</text:span></text:p>
      <text:list xml:id="list1279090530" text:style-name="L8">
        <text:list-item>
          <text:p text:style-name="P77"><text:span text:style-name="T49">Составной ключ типа </text:span><text:span text:style-name="T32">int + </text:span><text:span text:style-name="T49">массив </text:span><text:span text:style-name="T32">char </text:span><text:span text:style-name="T49">длины 10;</text:span></text:p>
        </text:list-item>
        <text:list-item>
          <text:p text:style-name="P76"><text:span text:style-name="T49">Значение тип</text:span><text:span text:style-name="T51">а</text:span><text:span text:style-name="T49"> массив </text:span><text:span text:style-name="T32">char </text:span><text:span text:style-name="T50">длины 10;</text:span></text:p>
        </text:list-item>
      </text:list>
      <text:p text:style-name="P21"><text:toc-mark-start text:id="IMark346045780" text:outline-level="2"/><text:span text:style-name="T28">З</text:span><text:span text:style-name="T29">адачи</text:span><text:toc-mark-end text:id="IMark346045780"/><text:span text:style-name="T10">:</text:span></text:p>
      <text:list xml:id="list3975135111" text:style-name="L9">
        <text:list-item>
          <text:p text:style-name="P56">Реализация таблицы. Ввод элементов в таблицу;</text:p>
        </text:list-item>
        <text:list-item>
          <text:p text:style-name="P57">Реализовать сортировку перемешиванием;</text:p>
        </text:list-item>
        <text:list-item>
          <text:p text:style-name="P57">Реализовать двоичный поиск, который ищет первое вхождение элемента;</text:p>
        </text:list-item>
      </text:list>
      <text:p text:style-name="P22"><text:span text:style-name="T11">Т</text:span><text:span text:style-name="T12">аблица представляет динамический массив структур, которые хранят ключ и значение. В начале работе с программой требуется ввести число элементов, а затем и сами элементы в отдельных строках в формате: КЛЮЧ</text:span><text:span text:style-name="T37">1</text:span><text:span text:style-name="T24"> КЛЮЧ2</text:span><text:span text:style-name="T12"> ЗНАЧЕНИЕ</text:span><text:span text:style-name="T16">.</text:span></text:p>
      <text:p text:style-name="P23"><text:span text:style-name="T12">П</text:span><text:span text:style-name="T13">осле окончания ввода программа отсортирует данные</text:span><text:span text:style-name="T20"> указанной сортировкой. К</text:span><text:span text:style-name="T13">оторая реализована в виде отдельного </text:span><text:span text:style-name="T14">модуля </text:span><text:span text:style-name="T33">sort. </text:span><text:span text:style-name="T15">При тестировании будут использованы таблицы из </text:span><text:span text:style-name="T34">data</text:span><text:span text:style-name="T15">, а так же функция, которая проверяет упорядочность таблицы.</text:span></text:p>
      <text:p text:style-name="P31"><text:span text:style-name="T8">После сортировки таблицы, программа готова к чтению запросов. Каждый запрос представляет собой ключ, который требуется найти. Каждый ответ имеет следующий формат: </text:span><text:span text:style-name="T22">все подходящие пары </text:span><text:span text:style-name="T8">«КЛЮЧ</text:span><text:span text:style-name="T25">1 КЛЮЧ2</text:span><text:span text:style-name="T8"> ЗНАЧЕНИЕ» или </text:span><text:span text:style-name="T17">сообщение «</text:span><text:span text:style-name="T8">элемент</text:span><text:span text:style-name="T23">ы</text:span><text:span text:style-name="T8"> не найде</text:span><text:span text:style-name="T17">н</text:span><text:span text:style-name="T23">ы</text:span><text:span text:style-name="T8">»</text:span><text:span text:style-name="T18">.</text:span></text:p>
      <text:p text:style-name="P24"><text:span text:style-name="T19">Идеи алгоритмов сортировок, в т.ч. сортировки </text:span><text:span text:style-name="T21">перемешиванием</text:span><text:span text:style-name="T19">, а так же двоичного поиска</text:span><text:span text:style-name="T35"> </text:span><text:span text:style-name="T19">были описаны выше.</text:span></text:p>
      <text:h text:style-name="P53" text:outline-level="1"><text:bookmark-start text:name="__RefHeading___Toc217_1642795868"/>Заключение<text:bookmark-end text:name="__RefHeading___Toc217_1642795868"/></text:h>
      <text:p text:style-name="P16">Часто на практике требуется получить какие-то данные из базы данных. Поэтому существует множество различных сортировок, а так же структур данных, которые позволяют производить быстрый поиск данных.</text:p>
      <text:p text:style-name="P17">Двоичный поиск значительно ускоряет поиск элементов. Имеет множество применений. Двоичный поиск так же присутствует в многих стандартных библиотеках.</text:p>
      <text:p text:style-name="P14"/>
      <text:h text:style-name="P48" text:outline-level="1"><text:bookmark-start text:name="__RefHeading___Toc219_1642795868"/>Список <text:span text:style-name="T3">источников</text:span><text:bookmark-end text:name="__RefHeading___Toc219_1642795868"/></text:h>
      <text:p text:style-name="P15"/>
      <text:list xml:id="list1462763212" text:style-name="L10">
        <text:list-item>
          <text:p text:style-name="P80"><text:span text:style-name="T39">Г</text:span><text:span text:style-name="T40">айсарян С. С., Зайцев В. Е. Курс информатики: Учеб. Пособие. – М.: Изд-во Вузовская книга, 2012. – 424с.: ил.</text:span></text:p>
        </text:list-item>
        <text:list-item>
          <text:p text:style-name="P81"><text:span text:style-name="T38">П</text:span><text:span text:style-name="T41">рактикум по циклу дисциплин </text:span><text:span text:style-name="T31">“</text:span><text:span text:style-name="T7">Информатика</text:span><text:span text:style-name="T31">”</text:span><text:span text:style-name="T7">. Ч. </text:span><text:span text:style-name="T31">II.</text:span><text:span text:style-name="T7"> </text:span><text:span text:style-name="T6">2012/</text:span><text:span text:style-name="T30">13</text:span><text:span text:style-name="T6"> уч. Года</text:span></text:p>
        </text:list-item>
        <text:list-item>
          <text:p text:style-name="P82"><text:span text:style-name="T6">Р</text:span><text:span text:style-name="T5">азличные сортировки: https://ru.wikipedia.org/wiki/%D0%90%D0%BB%D0%B3%D0%BE%D1%80%D0%B8%D1%82%D0%BC_%D1%81%D0%BE%D1%80%D1%82%D0%B8%D1%80%D0%BE%D0%B2%D0%BA%D0%B8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cf9" officeooo:paragraph-rsid="00062cf9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MT1" style:family="text">
      <style:text-properties officeooo:rsid="00064a1c"/>
    </style:style>
    <style:style style:name="MT2" style:family="text">
      <style:text-properties officeooo:rsid="01d5cb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span text:style-name="MT1">Москва</text:span></text:p>
        <text:p text:style-name="MP3">20<text:span text:style-name="MT2">20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7:49:39.329952568</meta:creation-date>
    <dc:date>2020-06-22T18:24:07.925000000</dc:date>
    <meta:editing-duration>P2DT4H52M54S</meta:editing-duration>
    <meta:editing-cycles>645</meta:editing-cycles>
    <meta:generator>LibreOffice/6.4.0.3$Windows_x86 LibreOffice_project/b0a288ab3d2d4774cb44b62f04d5d28733ac6df8</meta:generator>
    <meta:document-statistic meta:table-count="1" meta:image-count="0" meta:object-count="0" meta:page-count="12" meta:paragraph-count="117" meta:word-count="2003" meta:character-count="13994" meta:non-whitespace-character-count="12117"/>
  </office:meta>
</office:document-meta>
</file>